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Roboto" svg:font-family="Roboto" style:font-adornments="Bold" style:font-pitch="variable"/>
    <style:font-face style:name="Roboto1" svg:font-family="Roboto" style:font-adornments="Regular" style:font-pitch="variable"/>
    <style:font-face style:name="Roboto2" svg:font-family="Roboto" style:font-pitch="variable"/>
    <style:font-face style:name="Roboto3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96pt"/>
    </style:style>
    <style:style style:name="co3" style:family="table-column">
      <style:table-column-properties fo:break-before="auto" style:column-width="195.3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Roboto2" fo:font-size="12pt" style:font-size-asian="12pt" style:font-size-complex="12pt"/>
    </style:style>
    <style:style style:name="ce2" style:family="table-cell" style:parent-style-name="Default" style:data-style-name="N2">
      <style:text-properties style:font-name="Roboto2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294" table:default-cell-style-name="ce3"/>
        <table:table-row table:style-name="ro1">
          <table:table-cell office:value-type="string" calcext:value-type="string">
            <text:p>AAp</text:p>
          </table:table-cell>
          <table:table-cell office:value-type="float" office:value="86.1" calcext:value-type="float">
            <text:p>86.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ican Airlines</text:p>
          </table:table-cell>
          <table:table-cell table:formula="of:=&quot;&quot;&quot;&quot;&amp;[.A1]&amp;&quot;&quot;&quot;,&quot;&quot;&quot;&amp;ROUND([.B1];0)&amp;&quot;&quot;&quot;,&quot;&quot;&quot;&amp;[.C1]&amp;&quot;&quot;&quot;,&quot;&quot;&quot;&amp;[.D1]&amp;&quot;&quot;&quot;&quot;" office:value-type="string" office:string-value="&quot;AAp&quot;,&quot;86&quot;,&quot;1&quot;,&quot;American Airlines&quot;" calcext:value-type="string">
            <text:p>"AAp","86","1","American Airlines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Kp</text:p>
          </table:table-cell>
          <table:table-cell office:value-type="float" office:value="74.6" calcext:value-type="float">
            <text:p>74.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wboys</text:p>
          </table:table-cell>
          <table:table-cell table:formula="of:=&quot;&quot;&quot;&quot;&amp;[.A2]&amp;&quot;&quot;&quot;,&quot;&quot;&quot;&amp;ROUND([.B2];0)&amp;&quot;&quot;&quot;,&quot;&quot;&quot;&amp;[.C2]&amp;&quot;&quot;&quot;,&quot;&quot;&quot;&amp;[.D2]&amp;&quot;&quot;&quot;&quot;" office:value-type="string" office:string-value="&quot;KKp&quot;,&quot;75&quot;,&quot;2&quot;,&quot;Cowboys&quot;" calcext:value-type="string">
            <text:p>"KKp","75","2","Cowboys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Ks</text:p>
          </table:table-cell>
          <table:table-cell office:value-type="float" office:value="68.6" calcext:value-type="float">
            <text:p>68.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Slick</text:p>
          </table:table-cell>
          <table:table-cell table:formula="of:=&quot;&quot;&quot;&quot;&amp;[.A3]&amp;&quot;&quot;&quot;,&quot;&quot;&quot;&amp;ROUND([.B3];0)&amp;&quot;&quot;&quot;,&quot;&quot;&quot;&amp;[.C3]&amp;&quot;&quot;&quot;,&quot;&quot;&quot;&amp;[.D3]&amp;&quot;&quot;&quot;&quot;" office:value-type="string" office:string-value="&quot;AKs&quot;,&quot;69&quot;,&quot;3&quot;,&quot;Big Slick&quot;" calcext:value-type="string">
            <text:p>"AKs","69","3","Big Slick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Qp</text:p>
          </table:table-cell>
          <table:table-cell office:value-type="float" office:value="68.5" calcext:value-type="float">
            <text:p>68.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dies</text:p>
          </table:table-cell>
          <table:table-cell table:formula="of:=&quot;&quot;&quot;&quot;&amp;[.A4]&amp;&quot;&quot;&quot;,&quot;&quot;&quot;&amp;ROUND([.B4];0)&amp;&quot;&quot;&quot;,&quot;&quot;&quot;&amp;[.C4]&amp;&quot;&quot;&quot;,&quot;&quot;&quot;&amp;[.D4]&amp;&quot;&quot;&quot;&quot;" office:value-type="string" office:string-value="&quot;QQp&quot;,&quot;69&quot;,&quot;4&quot;,&quot;Ladies&quot;" calcext:value-type="string">
            <text:p>"QQp","69","4","Ladies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Ko</text:p>
          </table:table-cell>
          <table:table-cell office:value-type="float" office:value="67" calcext:value-type="float">
            <text:p>67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g Slick</text:p>
          </table:table-cell>
          <table:table-cell table:formula="of:=&quot;&quot;&quot;&quot;&amp;[.A5]&amp;&quot;&quot;&quot;,&quot;&quot;&quot;&amp;ROUND([.B5];0)&amp;&quot;&quot;&quot;,&quot;&quot;&quot;&amp;[.C5]&amp;&quot;&quot;&quot;,&quot;&quot;&quot;&amp;[.D5]&amp;&quot;&quot;&quot;&quot;" office:value-type="string" office:string-value="&quot;AKo&quot;,&quot;67&quot;,&quot;5&quot;,&quot;Big Slick&quot;" calcext:value-type="string">
            <text:p>"AKo","67","5","Big Slick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Qs</text:p>
          </table:table-cell>
          <table:table-cell office:value-type="float" office:value="64.9" calcext:value-type="float">
            <text:p>64.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g Chick</text:p>
          </table:table-cell>
          <table:table-cell table:formula="of:=&quot;&quot;&quot;&quot;&amp;[.A6]&amp;&quot;&quot;&quot;,&quot;&quot;&quot;&amp;ROUND([.B6];0)&amp;&quot;&quot;&quot;,&quot;&quot;&quot;&amp;[.C6]&amp;&quot;&quot;&quot;,&quot;&quot;&quot;&amp;[.D6]&amp;&quot;&quot;&quot;&quot;" office:value-type="string" office:string-value="&quot;AQs&quot;,&quot;65&quot;,&quot;6&quot;,&quot;Big Chick&quot;" calcext:value-type="string">
            <text:p>"AQs","65","6","Big Chick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Jp</text:p>
          </table:table-cell>
          <table:table-cell office:value-type="float" office:value="64.4" calcext:value-type="float">
            <text:p>64.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oks</text:p>
          </table:table-cell>
          <table:table-cell table:formula="of:=&quot;&quot;&quot;&quot;&amp;[.A7]&amp;&quot;&quot;&quot;,&quot;&quot;&quot;&amp;ROUND([.B7];0)&amp;&quot;&quot;&quot;,&quot;&quot;&quot;&amp;[.C7]&amp;&quot;&quot;&quot;,&quot;&quot;&quot;&amp;[.D7]&amp;&quot;&quot;&quot;&quot;" office:value-type="string" office:string-value="&quot;JJp&quot;,&quot;64&quot;,&quot;7&quot;,&quot;Hooks&quot;" calcext:value-type="string">
            <text:p>"JJp","64","7","Hooks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Tp</text:p>
          </table:table-cell>
          <table:table-cell office:value-type="float" office:value="60.8" calcext:value-type="float">
            <text:p>60.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mes</text:p>
          </table:table-cell>
          <table:table-cell table:formula="of:=&quot;&quot;&quot;&quot;&amp;[.A8]&amp;&quot;&quot;&quot;,&quot;&quot;&quot;&amp;ROUND([.B8];0)&amp;&quot;&quot;&quot;,&quot;&quot;&quot;&amp;[.C8]&amp;&quot;&quot;&quot;,&quot;&quot;&quot;&amp;[.D8]&amp;&quot;&quot;&quot;&quot;" office:value-type="string" office:string-value="&quot;TTp&quot;,&quot;61&quot;,&quot;8&quot;,&quot;Dimes&quot;" calcext:value-type="string">
            <text:p>"TTp","61","8","Dimes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Qo</text:p>
          </table:table-cell>
          <table:table-cell office:value-type="float" office:value="60.5" calcext:value-type="float">
            <text:p>60.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g Chick</text:p>
          </table:table-cell>
          <table:table-cell table:formula="of:=&quot;&quot;&quot;&quot;&amp;[.A9]&amp;&quot;&quot;&quot;,&quot;&quot;&quot;&amp;ROUND([.B9];0)&amp;&quot;&quot;&quot;,&quot;&quot;&quot;&amp;[.C9]&amp;&quot;&quot;&quot;,&quot;&quot;&quot;&amp;[.D9]&amp;&quot;&quot;&quot;&quot;" office:value-type="string" office:string-value="&quot;AQo&quot;,&quot;61&quot;,&quot;9&quot;,&quot;Big Chick&quot;" calcext:value-type="string">
            <text:p>"AQo","61","9","Big Chick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Js</text:p>
          </table:table-cell>
          <table:table-cell office:value-type="float" office:value="58.6" calcext:value-type="float">
            <text:p>58.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jax</text:p>
          </table:table-cell>
          <table:table-cell table:formula="of:=&quot;&quot;&quot;&quot;&amp;[.A10]&amp;&quot;&quot;&quot;,&quot;&quot;&quot;&amp;ROUND([.B10];0)&amp;&quot;&quot;&quot;,&quot;&quot;&quot;&amp;[.C10]&amp;&quot;&quot;&quot;,&quot;&quot;&quot;&amp;[.D10]&amp;&quot;&quot;&quot;&quot;" office:value-type="string" office:string-value="&quot;AJs&quot;,&quot;59&quot;,&quot;10&quot;,&quot;Ajax&quot;" calcext:value-type="string">
            <text:p>"AJs","59","10","Ajax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9p</text:p>
          </table:table-cell>
          <table:table-cell office:value-type="float" office:value="55.4" calcext:value-type="float">
            <text:p>55.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yne Gretzky</text:p>
          </table:table-cell>
          <table:table-cell table:formula="of:=&quot;&quot;&quot;&quot;&amp;[.A11]&amp;&quot;&quot;&quot;,&quot;&quot;&quot;&amp;ROUND([.B11];0)&amp;&quot;&quot;&quot;,&quot;&quot;&quot;&amp;[.C11]&amp;&quot;&quot;&quot;,&quot;&quot;&quot;&amp;[.D11]&amp;&quot;&quot;&quot;&quot;" office:value-type="string" office:string-value="&quot;99p&quot;,&quot;55&quot;,&quot;11&quot;,&quot;Wayne Gretzky&quot;" calcext:value-type="string">
            <text:p>"99p","55","11","Wayne Gretzky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Qs</text:p>
          </table:table-cell>
          <table:table-cell office:value-type="float" office:value="54.6" calcext:value-type="float">
            <text:p>54.6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&quot;&quot;&quot;&amp;[.A12]&amp;&quot;&quot;&quot;,&quot;&quot;&quot;&amp;ROUND([.B12];0)&amp;&quot;&quot;&quot;,&quot;&quot;&quot;&amp;[.C12]&amp;&quot;&quot;&quot;,&quot;&quot;&quot;&amp;[.D12]&amp;&quot;&quot;&quot;&quot;" office:value-type="string" office:string-value="&quot;KQs&quot;,&quot;55&quot;,&quot;12&quot;,&quot;&quot;" calcext:value-type="string">
            <text:p>"KQs","55","1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8p</text:p>
          </table:table-cell>
          <table:table-cell office:value-type="float" office:value="51.8" calcext:value-type="float">
            <text:p>51.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nowmen</text:p>
          </table:table-cell>
          <table:table-cell table:formula="of:=&quot;&quot;&quot;&quot;&amp;[.A13]&amp;&quot;&quot;&quot;,&quot;&quot;&quot;&amp;ROUND([.B13];0)&amp;&quot;&quot;&quot;,&quot;&quot;&quot;&amp;[.C13]&amp;&quot;&quot;&quot;,&quot;&quot;&quot;&amp;[.D13]&amp;&quot;&quot;&quot;&quot;" office:value-type="string" office:string-value="&quot;88p&quot;,&quot;52&quot;,&quot;13&quot;,&quot;Snowmen&quot;" calcext:value-type="string">
            <text:p>"88p","52","13","Snowmen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Ts</text:p>
          </table:table-cell>
          <table:table-cell office:value-type="float" office:value="50.7" calcext:value-type="float">
            <text:p>50.7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&quot;&quot;&quot;&quot;&amp;[.A14]&amp;&quot;&quot;&quot;,&quot;&quot;&quot;&amp;ROUND([.B14];0)&amp;&quot;&quot;&quot;,&quot;&quot;&quot;&amp;[.C14]&amp;&quot;&quot;&quot;,&quot;&quot;&quot;&amp;[.D14]&amp;&quot;&quot;&quot;&quot;" office:value-type="string" office:string-value="&quot;ATs&quot;,&quot;51&quot;,&quot;14&quot;,&quot;&quot;" calcext:value-type="string">
            <text:p>"ATs","51","1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Jo</text:p>
          </table:table-cell>
          <table:table-cell office:value-type="float" office:value="48.9" calcext:value-type="float">
            <text:p>48.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jax</text:p>
          </table:table-cell>
          <table:table-cell table:formula="of:=&quot;&quot;&quot;&quot;&amp;[.A15]&amp;&quot;&quot;&quot;,&quot;&quot;&quot;&amp;ROUND([.B15];0)&amp;&quot;&quot;&quot;,&quot;&quot;&quot;&amp;[.C15]&amp;&quot;&quot;&quot;,&quot;&quot;&quot;&amp;[.D15]&amp;&quot;&quot;&quot;&quot;" office:value-type="string" office:string-value="&quot;AJo&quot;,&quot;49&quot;,&quot;15&quot;,&quot;Ajax&quot;" calcext:value-type="string">
            <text:p>"AJo","49","15","Ajax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Js</text:p>
          </table:table-cell>
          <table:table-cell office:value-type="float" office:value="45.3" calcext:value-type="float">
            <text:p>45.3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&quot;&quot;&quot;&amp;[.A16]&amp;&quot;&quot;&quot;,&quot;&quot;&quot;&amp;ROUND([.B16];0)&amp;&quot;&quot;&quot;,&quot;&quot;&quot;&amp;[.C16]&amp;&quot;&quot;&quot;,&quot;&quot;&quot;&amp;[.D16]&amp;&quot;&quot;&quot;&quot;" office:value-type="string" office:string-value="&quot;KJs&quot;,&quot;45&quot;,&quot;16&quot;,&quot;&quot;" calcext:value-type="string">
            <text:p>"KJs","45","1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Js</text:p>
          </table:table-cell>
          <table:table-cell office:value-type="float" office:value="44.2" calcext:value-type="float">
            <text:p>44.2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&quot;&quot;&quot;&quot;&amp;[.A17]&amp;&quot;&quot;&quot;,&quot;&quot;&quot;&amp;ROUND([.B17];0)&amp;&quot;&quot;&quot;,&quot;&quot;&quot;&amp;[.C17]&amp;&quot;&quot;&quot;,&quot;&quot;&quot;&amp;[.D17]&amp;&quot;&quot;&quot;&quot;" office:value-type="string" office:string-value="&quot;QJs&quot;,&quot;44&quot;,&quot;17&quot;,&quot;&quot;" calcext:value-type="string">
            <text:p>"QJs","44","1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8s</text:p>
          </table:table-cell>
          <table:table-cell office:value-type="float" office:value="41.5" calcext:value-type="float">
            <text:p>41.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ad Man's Hand</text:p>
          </table:table-cell>
          <table:table-cell table:formula="of:=&quot;&quot;&quot;&quot;&amp;[.A18]&amp;&quot;&quot;&quot;,&quot;&quot;&quot;&amp;ROUND([.B18];0)&amp;&quot;&quot;&quot;,&quot;&quot;&quot;&amp;[.C18]&amp;&quot;&quot;&quot;,&quot;&quot;&quot;&amp;[.D18]&amp;&quot;&quot;&quot;&quot;" office:value-type="string" office:string-value="&quot;A8s&quot;,&quot;42&quot;,&quot;18&quot;,&quot;Dead Man's Hand&quot;" calcext:value-type="string">
            <text:p>"A8s","42","18","Dead Man's Hand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Ts</text:p>
          </table:table-cell>
          <table:table-cell office:value-type="float" office:value="40.9" calcext:value-type="float">
            <text:p>40.9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&quot;&quot;&quot;&quot;&amp;[.A19]&amp;&quot;&quot;&quot;,&quot;&quot;&quot;&amp;ROUND([.B19];0)&amp;&quot;&quot;&quot;,&quot;&quot;&quot;&amp;[.C19]&amp;&quot;&quot;&quot;,&quot;&quot;&quot;&amp;[.D19]&amp;&quot;&quot;&quot;&quot;" office:value-type="string" office:string-value="&quot;KTs&quot;,&quot;41&quot;,&quot;19&quot;,&quot;&quot;" calcext:value-type="string">
            <text:p>"KTs","41","1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9s</text:p>
          </table:table-cell>
          <table:table-cell office:value-type="float" office:value="40.5" calcext:value-type="float">
            <text:p>40.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unders Hand</text:p>
          </table:table-cell>
          <table:table-cell table:formula="of:=&quot;&quot;&quot;&quot;&amp;[.A20]&amp;&quot;&quot;&quot;,&quot;&quot;&quot;&amp;ROUND([.B20];0)&amp;&quot;&quot;&quot;,&quot;&quot;&quot;&amp;[.C20]&amp;&quot;&quot;&quot;,&quot;&quot;&quot;&amp;[.D20]&amp;&quot;&quot;&quot;&quot;" office:value-type="string" office:string-value="&quot;A9s&quot;,&quot;41&quot;,&quot;20&quot;,&quot;Rounders Hand&quot;" calcext:value-type="string">
            <text:p>"A9s","41","20","Rounders Hand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Ts</text:p>
          </table:table-cell>
          <table:table-cell office:value-type="float" office:value="40" calcext:value-type="float">
            <text:p>40.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&quot;&quot;&quot;&amp;[.A21]&amp;&quot;&quot;&quot;,&quot;&quot;&quot;&amp;ROUND([.B21];0)&amp;&quot;&quot;&quot;,&quot;&quot;&quot;&amp;[.C21]&amp;&quot;&quot;&quot;,&quot;&quot;&quot;&amp;[.D21]&amp;&quot;&quot;&quot;&quot;" office:value-type="string" office:string-value="&quot;JTs&quot;,&quot;40&quot;,&quot;21&quot;,&quot;&quot;" calcext:value-type="string">
            <text:p>"JTs","40","2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Ts</text:p>
          </table:table-cell>
          <table:table-cell office:value-type="float" office:value="39.4" calcext:value-type="float">
            <text:p>39.4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&quot;&quot;&quot;&amp;[.A22]&amp;&quot;&quot;&quot;,&quot;&quot;&quot;&amp;ROUND([.B22];0)&amp;&quot;&quot;&quot;,&quot;&quot;&quot;&amp;[.C22]&amp;&quot;&quot;&quot;,&quot;&quot;&quot;&amp;[.D22]&amp;&quot;&quot;&quot;&quot;" office:value-type="string" office:string-value="&quot;QTs&quot;,&quot;39&quot;,&quot;22&quot;,&quot;&quot;" calcext:value-type="string">
            <text:p>"QTs","39","2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Qo</text:p>
          </table:table-cell>
          <table:table-cell office:value-type="float" office:value="39.2" calcext:value-type="float">
            <text:p>39.2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&quot;&quot;&quot;&quot;&amp;[.A23]&amp;&quot;&quot;&quot;,&quot;&quot;&quot;&amp;ROUND([.B23];0)&amp;&quot;&quot;&quot;,&quot;&quot;&quot;&amp;[.C23]&amp;&quot;&quot;&quot;,&quot;&quot;&quot;&amp;[.D23]&amp;&quot;&quot;&quot;&quot;" office:value-type="string" office:string-value="&quot;KQo&quot;,&quot;39&quot;,&quot;23&quot;,&quot;&quot;" calcext:value-type="string">
            <text:p>"KQo","39","2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9s</text:p>
          </table:table-cell>
          <table:table-cell office:value-type="float" office:value="38.3" calcext:value-type="float">
            <text:p>38.3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&quot;&quot;&quot;&quot;&amp;[.A24]&amp;&quot;&quot;&quot;,&quot;&quot;&quot;&amp;ROUND([.B24];0)&amp;&quot;&quot;&quot;,&quot;&quot;&quot;&amp;[.C24]&amp;&quot;&quot;&quot;,&quot;&quot;&quot;&amp;[.D24]&amp;&quot;&quot;&quot;&quot;" office:value-type="string" office:string-value="&quot;T9s&quot;,&quot;38&quot;,&quot;24&quot;,&quot;&quot;" calcext:value-type="string">
            <text:p>"T9s","38","2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To</text:p>
          </table:table-cell>
          <table:table-cell office:value-type="float" office:value="34.4" calcext:value-type="float">
            <text:p>34.4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&quot;&quot;&quot;&quot;&amp;[.A25]&amp;&quot;&quot;&quot;,&quot;&quot;&quot;&amp;ROUND([.B25];0)&amp;&quot;&quot;&quot;,&quot;&quot;&quot;&amp;[.C25]&amp;&quot;&quot;&quot;,&quot;&quot;&quot;&amp;[.D25]&amp;&quot;&quot;&quot;&quot;" office:value-type="string" office:string-value="&quot;ATo&quot;,&quot;34&quot;,&quot;25&quot;,&quot;&quot;" calcext:value-type="string">
            <text:p>"ATo","34","2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7s</text:p>
          </table:table-cell>
          <table:table-cell office:value-type="float" office:value="33.9" calcext:value-type="float">
            <text:p>33.9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&quot;&quot;&quot;&quot;&amp;[.A26]&amp;&quot;&quot;&quot;,&quot;&quot;&quot;&amp;ROUND([.B26];0)&amp;&quot;&quot;&quot;,&quot;&quot;&quot;&amp;[.C26]&amp;&quot;&quot;&quot;,&quot;&quot;&quot;&amp;[.D26]&amp;&quot;&quot;&quot;&quot;" office:value-type="string" office:string-value="&quot;A7s&quot;,&quot;34&quot;,&quot;26&quot;,&quot;&quot;" calcext:value-type="string">
            <text:p>"A7s","34","2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4s</text:p>
          </table:table-cell>
          <table:table-cell office:value-type="float" office:value="30.6" calcext:value-type="float">
            <text:p>30.6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&quot;&quot;&quot;&quot;&amp;[.A27]&amp;&quot;&quot;&quot;,&quot;&quot;&quot;&amp;ROUND([.B27];0)&amp;&quot;&quot;&quot;,&quot;&quot;&quot;&amp;[.C27]&amp;&quot;&quot;&quot;,&quot;&quot;&quot;&amp;[.D27]&amp;&quot;&quot;&quot;&quot;" office:value-type="string" office:string-value="&quot;A4s&quot;,&quot;31&quot;,&quot;27&quot;,&quot;&quot;" calcext:value-type="string">
            <text:p>"A4s","31","2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5s</text:p>
          </table:table-cell>
          <table:table-cell office:value-type="float" office:value="29.7" calcext:value-type="float">
            <text:p>29.7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&quot;&quot;&quot;&quot;&amp;[.A28]&amp;&quot;&quot;&quot;,&quot;&quot;&quot;&amp;ROUND([.B28];0)&amp;&quot;&quot;&quot;,&quot;&quot;&quot;&amp;[.C28]&amp;&quot;&quot;&quot;,&quot;&quot;&quot;&amp;[.D28]&amp;&quot;&quot;&quot;&quot;" office:value-type="string" office:string-value="&quot;A5s&quot;,&quot;30&quot;,&quot;28&quot;,&quot;&quot;" calcext:value-type="string">
            <text:p>"A5s","30","2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6s</text:p>
          </table:table-cell>
          <table:table-cell office:value-type="float" office:value="29.6" calcext:value-type="float">
            <text:p>29.6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&quot;&quot;&quot;&quot;&amp;[.A29]&amp;&quot;&quot;&quot;,&quot;&quot;&quot;&amp;ROUND([.B29];0)&amp;&quot;&quot;&quot;,&quot;&quot;&quot;&amp;[.C29]&amp;&quot;&quot;&quot;,&quot;&quot;&quot;&amp;[.D29]&amp;&quot;&quot;&quot;&quot;" office:value-type="string" office:string-value="&quot;A6s&quot;,&quot;30&quot;,&quot;29&quot;,&quot;&quot;" calcext:value-type="string">
            <text:p>"A6s","30","2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77p</text:p>
          </table:table-cell>
          <table:table-cell office:value-type="float" office:value="28.6" calcext:value-type="float">
            <text:p>28.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ing Sticks</text:p>
          </table:table-cell>
          <table:table-cell table:formula="of:=&quot;&quot;&quot;&quot;&amp;[.A30]&amp;&quot;&quot;&quot;,&quot;&quot;&quot;&amp;ROUND([.B30];0)&amp;&quot;&quot;&quot;,&quot;&quot;&quot;&amp;[.C30]&amp;&quot;&quot;&quot;,&quot;&quot;&quot;&amp;[.D30]&amp;&quot;&quot;&quot;&quot;" office:value-type="string" office:string-value="&quot;77p&quot;,&quot;29&quot;,&quot;30&quot;,&quot;Walking Sticks&quot;" calcext:value-type="string">
            <text:p>"77p","29","30","Walking Sticks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9s</text:p>
          </table:table-cell>
          <table:table-cell office:value-type="float" office:value="27.9" calcext:value-type="float">
            <text:p>27.9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&quot;&quot;&quot;&quot;&amp;[.A31]&amp;&quot;&quot;&quot;,&quot;&quot;&quot;&amp;ROUND([.B31];0)&amp;&quot;&quot;&quot;,&quot;&quot;&quot;&amp;[.C31]&amp;&quot;&quot;&quot;,&quot;&quot;&quot;&amp;[.D31]&amp;&quot;&quot;&quot;&quot;" office:value-type="string" office:string-value="&quot;J9s&quot;,&quot;28&quot;,&quot;31&quot;,&quot;&quot;" calcext:value-type="string">
            <text:p>"J9s","28","3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66p</text:p>
          </table:table-cell>
          <table:table-cell office:value-type="float" office:value="26.2" calcext:value-type="float">
            <text:p>26.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ute 66</text:p>
          </table:table-cell>
          <table:table-cell table:formula="of:=&quot;&quot;&quot;&quot;&amp;[.A32]&amp;&quot;&quot;&quot;,&quot;&quot;&quot;&amp;ROUND([.B32];0)&amp;&quot;&quot;&quot;,&quot;&quot;&quot;&amp;[.C32]&amp;&quot;&quot;&quot;,&quot;&quot;&quot;&amp;[.D32]&amp;&quot;&quot;&quot;&quot;" office:value-type="string" office:string-value="&quot;66p&quot;,&quot;26&quot;,&quot;32&quot;,&quot;Route 66&quot;" calcext:value-type="string">
            <text:p>"66p","26","32","Route 66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3s</text:p>
          </table:table-cell>
          <table:table-cell office:value-type="float" office:value="21.3" calcext:value-type="float">
            <text:p>21.3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&quot;&quot;&quot;&quot;&amp;[.A33]&amp;&quot;&quot;&quot;,&quot;&quot;&quot;&amp;ROUND([.B33];0)&amp;&quot;&quot;&quot;,&quot;&quot;&quot;&amp;[.C33]&amp;&quot;&quot;&quot;,&quot;&quot;&quot;&amp;[.D33]&amp;&quot;&quot;&quot;&quot;" office:value-type="string" office:string-value="&quot;A3s&quot;,&quot;21&quot;,&quot;33&quot;,&quot;&quot;" calcext:value-type="string">
            <text:p>"A3s","21","3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55p</text:p>
          </table:table-cell>
          <table:table-cell office:value-type="float" office:value="20.7" calcext:value-type="float">
            <text:p>20.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ckels</text:p>
          </table:table-cell>
          <table:table-cell table:formula="of:=&quot;&quot;&quot;&quot;&amp;[.A34]&amp;&quot;&quot;&quot;,&quot;&quot;&quot;&amp;ROUND([.B34];0)&amp;&quot;&quot;&quot;,&quot;&quot;&quot;&amp;[.C34]&amp;&quot;&quot;&quot;,&quot;&quot;&quot;&amp;[.D34]&amp;&quot;&quot;&quot;&quot;" office:value-type="string" office:string-value="&quot;55p&quot;,&quot;21&quot;,&quot;34&quot;,&quot;Nickels&quot;" calcext:value-type="string">
            <text:p>"55p","21","34","Nickels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Jo</text:p>
          </table:table-cell>
          <table:table-cell office:value-type="float" office:value="20.5" calcext:value-type="float">
            <text:p>20.5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&quot;&quot;&quot;&quot;&amp;[.A35]&amp;&quot;&quot;&quot;,&quot;&quot;&quot;&amp;ROUND([.B35];0)&amp;&quot;&quot;&quot;,&quot;&quot;&quot;&amp;[.C35]&amp;&quot;&quot;&quot;,&quot;&quot;&quot;&amp;[.D35]&amp;&quot;&quot;&quot;&quot;" office:value-type="string" office:string-value="&quot;KJo&quot;,&quot;21&quot;,&quot;35&quot;,&quot;&quot;" calcext:value-type="string">
            <text:p>"KJo","21","3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2s</text:p>
          </table:table-cell>
          <table:table-cell office:value-type="float" office:value="20" calcext:value-type="float">
            <text:p>20.0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&quot;&quot;&quot;&quot;&amp;[.A36]&amp;&quot;&quot;&quot;,&quot;&quot;&quot;&amp;ROUND([.B36];0)&amp;&quot;&quot;&quot;,&quot;&quot;&quot;&amp;[.C36]&amp;&quot;&quot;&quot;,&quot;&quot;&quot;&amp;[.D36]&amp;&quot;&quot;&quot;&quot;" office:value-type="string" office:string-value="&quot;A2s&quot;,&quot;20&quot;,&quot;36&quot;,&quot;&quot;" calcext:value-type="string">
            <text:p>"A2s","20","3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9s</text:p>
          </table:table-cell>
          <table:table-cell office:value-type="float" office:value="20" calcext:value-type="float">
            <text:p>20.0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&quot;&quot;&quot;&quot;&amp;[.A37]&amp;&quot;&quot;&quot;,&quot;&quot;&quot;&amp;ROUND([.B37];0)&amp;&quot;&quot;&quot;,&quot;&quot;&quot;&amp;[.C37]&amp;&quot;&quot;&quot;,&quot;&quot;&quot;&amp;[.D37]&amp;&quot;&quot;&quot;&quot;" office:value-type="string" office:string-value="&quot;K9s&quot;,&quot;20&quot;,&quot;37&quot;,&quot;&quot;" calcext:value-type="string">
            <text:p>"K9s","20","3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9s</text:p>
          </table:table-cell>
          <table:table-cell office:value-type="float" office:value="19.1" calcext:value-type="float">
            <text:p>19.1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&quot;&quot;&quot;&quot;&amp;[.A38]&amp;&quot;&quot;&quot;,&quot;&quot;&quot;&amp;ROUND([.B38];0)&amp;&quot;&quot;&quot;,&quot;&quot;&quot;&amp;[.C38]&amp;&quot;&quot;&quot;,&quot;&quot;&quot;&amp;[.D38]&amp;&quot;&quot;&quot;&quot;" office:value-type="string" office:string-value="&quot;Q9s&quot;,&quot;19&quot;,&quot;38&quot;,&quot;&quot;" calcext:value-type="string">
            <text:p>"Q9s","19","3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9o</text:p>
          </table:table-cell>
          <table:table-cell office:value-type="float" office:value="17.4" calcext:value-type="float">
            <text:p>17.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unders Hand</text:p>
          </table:table-cell>
          <table:table-cell table:formula="of:=&quot;&quot;&quot;&quot;&amp;[.A39]&amp;&quot;&quot;&quot;,&quot;&quot;&quot;&amp;ROUND([.B39];0)&amp;&quot;&quot;&quot;,&quot;&quot;&quot;&amp;[.C39]&amp;&quot;&quot;&quot;,&quot;&quot;&quot;&amp;[.D39]&amp;&quot;&quot;&quot;&quot;" office:value-type="string" office:string-value="&quot;A9o&quot;,&quot;17&quot;,&quot;39&quot;,&quot;Rounders Hand&quot;" calcext:value-type="string">
            <text:p>"A9o","17","39","Rounders Hand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Jo</text:p>
          </table:table-cell>
          <table:table-cell office:value-type="float" office:value="16.8" calcext:value-type="float">
            <text:p>16.8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&quot;&quot;&quot;&quot;&amp;[.A40]&amp;&quot;&quot;&quot;,&quot;&quot;&quot;&amp;ROUND([.B40];0)&amp;&quot;&quot;&quot;,&quot;&quot;&quot;&amp;[.C40]&amp;&quot;&quot;&quot;,&quot;&quot;&quot;&amp;[.D40]&amp;&quot;&quot;&quot;&quot;" office:value-type="string" office:string-value="&quot;QJo&quot;,&quot;17&quot;,&quot;40&quot;,&quot;&quot;" calcext:value-type="string">
            <text:p>"QJo","17","4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7o</text:p>
          </table:table-cell>
          <table:table-cell office:value-type="float" office:value="10.2" calcext:value-type="float">
            <text:p>10.2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&quot;&quot;&quot;&quot;&amp;[.A41]&amp;&quot;&quot;&quot;,&quot;&quot;&quot;&amp;ROUND([.B41];0)&amp;&quot;&quot;&quot;,&quot;&quot;&quot;&amp;[.C41]&amp;&quot;&quot;&quot;,&quot;&quot;&quot;&amp;[.D41]&amp;&quot;&quot;&quot;&quot;" office:value-type="string" office:string-value="&quot;A7o&quot;,&quot;10&quot;,&quot;41&quot;,&quot;&quot;" calcext:value-type="string">
            <text:p>"A7o","10","4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8o</text:p>
          </table:table-cell>
          <table:table-cell office:value-type="float" office:value="10" calcext:value-type="float">
            <text:p>10.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ad Man's Hand</text:p>
          </table:table-cell>
          <table:table-cell table:formula="of:=&quot;&quot;&quot;&quot;&amp;[.A42]&amp;&quot;&quot;&quot;,&quot;&quot;&quot;&amp;ROUND([.B42];0)&amp;&quot;&quot;&quot;,&quot;&quot;&quot;&amp;[.C42]&amp;&quot;&quot;&quot;,&quot;&quot;&quot;&amp;[.D42]&amp;&quot;&quot;&quot;&quot;" office:value-type="string" office:string-value="&quot;A8o&quot;,&quot;10&quot;,&quot;42&quot;,&quot;Dead Man's Hand&quot;" calcext:value-type="string">
            <text:p>"A8o","10","42","Dead Man's Hand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6o</text:p>
          </table:table-cell>
          <table:table-cell office:value-type="float" office:value="9.9" calcext:value-type="float">
            <text:p>9.9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&quot;&quot;&quot;&quot;&amp;[.A43]&amp;&quot;&quot;&quot;,&quot;&quot;&quot;&amp;ROUND([.B43];0)&amp;&quot;&quot;&quot;,&quot;&quot;&quot;&amp;[.C43]&amp;&quot;&quot;&quot;,&quot;&quot;&quot;&amp;[.D43]&amp;&quot;&quot;&quot;&quot;" office:value-type="string" office:string-value="&quot;A6o&quot;,&quot;10&quot;,&quot;43&quot;,&quot;&quot;" calcext:value-type="string">
            <text:p>"A6o","10","4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8s</text:p>
          </table:table-cell>
          <table:table-cell office:value-type="float" office:value="9.8" calcext:value-type="float">
            <text:p>9.8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&quot;&quot;&quot;&quot;&amp;[.A44]&amp;&quot;&quot;&quot;,&quot;&quot;&quot;&amp;ROUND([.B44];0)&amp;&quot;&quot;&quot;,&quot;&quot;&quot;&amp;[.C44]&amp;&quot;&quot;&quot;,&quot;&quot;&quot;&amp;[.D44]&amp;&quot;&quot;&quot;&quot;" office:value-type="string" office:string-value="&quot;98s&quot;,&quot;10&quot;,&quot;44&quot;,&quot;&quot;" calcext:value-type="string">
            <text:p>"98s","10","4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8s</text:p>
          </table:table-cell>
          <table:table-cell office:value-type="float" office:value="9.8" calcext:value-type="float">
            <text:p>9.8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&quot;&quot;&quot;&quot;&amp;[.A45]&amp;&quot;&quot;&quot;,&quot;&quot;&quot;&amp;ROUND([.B45];0)&amp;&quot;&quot;&quot;,&quot;&quot;&quot;&amp;[.C45]&amp;&quot;&quot;&quot;,&quot;&quot;&quot;&amp;[.D45]&amp;&quot;&quot;&quot;&quot;" office:value-type="string" office:string-value="&quot;J8s&quot;,&quot;10&quot;,&quot;45&quot;,&quot;&quot;" calcext:value-type="string">
            <text:p>"J8s","10","4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4o</text:p>
          </table:table-cell>
          <table:table-cell office:value-type="float" office:value="9.6" calcext:value-type="float">
            <text:p>9.6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&quot;&quot;&quot;&quot;&amp;[.A46]&amp;&quot;&quot;&quot;,&quot;&quot;&quot;&amp;ROUND([.B46];0)&amp;&quot;&quot;&quot;,&quot;&quot;&quot;&amp;[.C46]&amp;&quot;&quot;&quot;,&quot;&quot;&quot;&amp;[.D46]&amp;&quot;&quot;&quot;&quot;" office:value-type="string" office:string-value="&quot;A4o&quot;,&quot;10&quot;,&quot;46&quot;,&quot;&quot;" calcext:value-type="string">
            <text:p>"A4o","10","4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8s</text:p>
          </table:table-cell>
          <table:table-cell office:value-type="float" office:value="9.5" calcext:value-type="float">
            <text:p>9.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&quot;&quot;&quot;&quot;&amp;[.A47]&amp;&quot;&quot;&quot;,&quot;&quot;&quot;&amp;ROUND([.B47];0)&amp;&quot;&quot;&quot;,&quot;&quot;&quot;&amp;[.C47]&amp;&quot;&quot;&quot;,&quot;&quot;&quot;&amp;[.D47]&amp;&quot;&quot;&quot;&quot;" office:value-type="string" office:string-value="&quot;K8s&quot;,&quot;10&quot;,&quot;47&quot;,&quot;&quot;" calcext:value-type="string">
            <text:p>"K8s","10","4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8s</text:p>
          </table:table-cell>
          <table:table-cell office:value-type="float" office:value="9.5" calcext:value-type="float">
            <text:p>9.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&quot;&quot;&quot;&quot;&amp;[.A48]&amp;&quot;&quot;&quot;,&quot;&quot;&quot;&amp;ROUND([.B48];0)&amp;&quot;&quot;&quot;,&quot;&quot;&quot;&amp;[.C48]&amp;&quot;&quot;&quot;,&quot;&quot;&quot;&amp;[.D48]&amp;&quot;&quot;&quot;&quot;" office:value-type="string" office:string-value="&quot;T8s&quot;,&quot;10&quot;,&quot;48&quot;,&quot;&quot;" calcext:value-type="string">
            <text:p>"T8s","10","4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5o</text:p>
          </table:table-cell>
          <table:table-cell office:value-type="float" office:value="9.4" calcext:value-type="float">
            <text:p>9.4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&quot;&quot;&quot;&quot;&amp;[.A49]&amp;&quot;&quot;&quot;,&quot;&quot;&quot;&amp;ROUND([.B49];0)&amp;&quot;&quot;&quot;,&quot;&quot;&quot;&amp;[.C49]&amp;&quot;&quot;&quot;,&quot;&quot;&quot;&amp;[.D49]&amp;&quot;&quot;&quot;&quot;" office:value-type="string" office:string-value="&quot;A5o&quot;,&quot;9&quot;,&quot;49&quot;,&quot;&quot;" calcext:value-type="string">
            <text:p>"A5o","9","4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To</text:p>
          </table:table-cell>
          <table:table-cell office:value-type="float" office:value="9.4" calcext:value-type="float">
            <text:p>9.4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&quot;&quot;&quot;&quot;&amp;[.A50]&amp;&quot;&quot;&quot;,&quot;&quot;&quot;&amp;ROUND([.B50];0)&amp;&quot;&quot;&quot;,&quot;&quot;&quot;&amp;[.C50]&amp;&quot;&quot;&quot;,&quot;&quot;&quot;&amp;[.D50]&amp;&quot;&quot;&quot;&quot;" office:value-type="string" office:string-value="&quot;JTo&quot;,&quot;9&quot;,&quot;50&quot;,&quot;&quot;" calcext:value-type="string">
            <text:p>"JTo","9","5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To</text:p>
          </table:table-cell>
          <table:table-cell office:value-type="float" office:value="9.3" calcext:value-type="float">
            <text:p>9.3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&quot;&quot;&quot;&quot;&amp;[.A51]&amp;&quot;&quot;&quot;,&quot;&quot;&quot;&amp;ROUND([.B51];0)&amp;&quot;&quot;&quot;,&quot;&quot;&quot;&amp;[.C51]&amp;&quot;&quot;&quot;,&quot;&quot;&quot;&amp;[.D51]&amp;&quot;&quot;&quot;&quot;" office:value-type="string" office:string-value="&quot;QTo&quot;,&quot;9&quot;,&quot;51&quot;,&quot;&quot;" calcext:value-type="string">
            <text:p>"QTo","9","5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To</text:p>
          </table:table-cell>
          <table:table-cell office:value-type="float" office:value="9.1" calcext:value-type="float">
            <text:p>9.1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&quot;&quot;&quot;&quot;&amp;[.A52]&amp;&quot;&quot;&quot;,&quot;&quot;&quot;&amp;ROUND([.B52];0)&amp;&quot;&quot;&quot;,&quot;&quot;&quot;&amp;[.C52]&amp;&quot;&quot;&quot;,&quot;&quot;&quot;&amp;[.D52]&amp;&quot;&quot;&quot;&quot;" office:value-type="string" office:string-value="&quot;KTo&quot;,&quot;9&quot;,&quot;52&quot;,&quot;&quot;" calcext:value-type="string">
            <text:p>"KTo","9","5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2o</text:p>
          </table:table-cell>
          <table:table-cell office:value-type="float" office:value="8.8" calcext:value-type="float">
            <text:p>8.8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&quot;&quot;&quot;&quot;&amp;[.A53]&amp;&quot;&quot;&quot;,&quot;&quot;&quot;&amp;ROUND([.B53];0)&amp;&quot;&quot;&quot;,&quot;&quot;&quot;&amp;[.C53]&amp;&quot;&quot;&quot;,&quot;&quot;&quot;&amp;[.D53]&amp;&quot;&quot;&quot;&quot;" office:value-type="string" office:string-value="&quot;A2o&quot;,&quot;9&quot;,&quot;54&quot;,&quot;&quot;" calcext:value-type="string">
            <text:p>"A2o","9","5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9o</text:p>
          </table:table-cell>
          <table:table-cell office:value-type="float" office:value="8.8" calcext:value-type="float">
            <text:p>8.8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&quot;&quot;&quot;&quot;&amp;[.A54]&amp;&quot;&quot;&quot;,&quot;&quot;&quot;&amp;ROUND([.B54];0)&amp;&quot;&quot;&quot;,&quot;&quot;&quot;&amp;[.C54]&amp;&quot;&quot;&quot;,&quot;&quot;&quot;&amp;[.D54]&amp;&quot;&quot;&quot;&quot;" office:value-type="string" office:string-value="&quot;Q9o&quot;,&quot;9&quot;,&quot;53&quot;,&quot;&quot;" calcext:value-type="string">
            <text:p>"Q9o","9","5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9o</text:p>
          </table:table-cell>
          <table:table-cell office:value-type="float" office:value="8.8" calcext:value-type="float">
            <text:p>8.8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&quot;&quot;&quot;&quot;&amp;[.A55]&amp;&quot;&quot;&quot;,&quot;&quot;&quot;&amp;ROUND([.B55];0)&amp;&quot;&quot;&quot;,&quot;&quot;&quot;&amp;[.C55]&amp;&quot;&quot;&quot;,&quot;&quot;&quot;&amp;[.D55]&amp;&quot;&quot;&quot;&quot;" office:value-type="string" office:string-value="&quot;T9o&quot;,&quot;9&quot;,&quot;55&quot;,&quot;&quot;" calcext:value-type="string">
            <text:p>"T9o","9","5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7s</text:p>
          </table:table-cell>
          <table:table-cell office:value-type="float" office:value="8.6" calcext:value-type="float">
            <text:p>8.6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&quot;&quot;&quot;&quot;&amp;[.A56]&amp;&quot;&quot;&quot;,&quot;&quot;&quot;&amp;ROUND([.B56];0)&amp;&quot;&quot;&quot;,&quot;&quot;&quot;&amp;[.C56]&amp;&quot;&quot;&quot;,&quot;&quot;&quot;&amp;[.D56]&amp;&quot;&quot;&quot;&quot;" office:value-type="string" office:string-value="&quot;K7s&quot;,&quot;9&quot;,&quot;56&quot;,&quot;&quot;" calcext:value-type="string">
            <text:p>"K7s","9","5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A3o</text:p>
          </table:table-cell>
          <table:table-cell office:value-type="float" office:value="8.5" calcext:value-type="float">
            <text:p>8.5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&quot;&quot;&quot;&quot;&amp;[.A57]&amp;&quot;&quot;&quot;,&quot;&quot;&quot;&amp;ROUND([.B57];0)&amp;&quot;&quot;&quot;,&quot;&quot;&quot;&amp;[.C57]&amp;&quot;&quot;&quot;,&quot;&quot;&quot;&amp;[.D57]&amp;&quot;&quot;&quot;&quot;" office:value-type="string" office:string-value="&quot;A3o&quot;,&quot;9&quot;,&quot;57&quot;,&quot;&quot;" calcext:value-type="string">
            <text:p>"A3o","9","5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9o</text:p>
          </table:table-cell>
          <table:table-cell office:value-type="float" office:value="8.4" calcext:value-type="float">
            <text:p>8.4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&quot;&quot;&quot;&quot;&amp;[.A58]&amp;&quot;&quot;&quot;,&quot;&quot;&quot;&amp;ROUND([.B58];0)&amp;&quot;&quot;&quot;,&quot;&quot;&quot;&amp;[.C58]&amp;&quot;&quot;&quot;,&quot;&quot;&quot;&amp;[.D58]&amp;&quot;&quot;&quot;&quot;" office:value-type="string" office:string-value="&quot;J9o&quot;,&quot;8&quot;,&quot;59&quot;,&quot;&quot;" calcext:value-type="string">
            <text:p>"J9o","8","5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6s</text:p>
          </table:table-cell>
          <table:table-cell office:value-type="float" office:value="8.4" calcext:value-type="float">
            <text:p>8.4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&quot;&quot;&quot;&quot;&amp;[.A59]&amp;&quot;&quot;&quot;,&quot;&quot;&quot;&amp;ROUND([.B59];0)&amp;&quot;&quot;&quot;,&quot;&quot;&quot;&amp;[.C59]&amp;&quot;&quot;&quot;,&quot;&quot;&quot;&amp;[.D59]&amp;&quot;&quot;&quot;&quot;" office:value-type="string" office:string-value="&quot;K6s&quot;,&quot;8&quot;,&quot;58&quot;,&quot;&quot;" calcext:value-type="string">
            <text:p>"K6s","8","5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7s</text:p>
          </table:table-cell>
          <table:table-cell office:value-type="float" office:value="8.4" calcext:value-type="float">
            <text:p>8.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&quot;&quot;&quot;&quot;&amp;[.A60]&amp;&quot;&quot;&quot;,&quot;&quot;&quot;&amp;ROUND([.B60];0)&amp;&quot;&quot;&quot;,&quot;&quot;&quot;&amp;[.C60]&amp;&quot;&quot;&quot;,&quot;&quot;&quot;&amp;[.D60]&amp;&quot;&quot;&quot;&quot;" office:value-type="string" office:string-value="&quot;T7s&quot;,&quot;8&quot;,&quot;60&quot;,&quot;&quot;" calcext:value-type="string">
            <text:p>"T7s","8","6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44p</text:p>
          </table:table-cell>
          <table:table-cell office:value-type="float" office:value="8.3" calcext:value-type="float">
            <text:p>8.3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ilboats</text:p>
          </table:table-cell>
          <table:table-cell table:formula="of:=&quot;&quot;&quot;&quot;&amp;[.A61]&amp;&quot;&quot;&quot;,&quot;&quot;&quot;&amp;ROUND([.B61];0)&amp;&quot;&quot;&quot;,&quot;&quot;&quot;&amp;[.C61]&amp;&quot;&quot;&quot;,&quot;&quot;&quot;&amp;[.D61]&amp;&quot;&quot;&quot;&quot;" office:value-type="string" office:string-value="&quot;44p&quot;,&quot;8&quot;,&quot;61&quot;,&quot;Sailboats&quot;" calcext:value-type="string">
            <text:p>"44p","8","61","Sailboats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9o</text:p>
          </table:table-cell>
          <table:table-cell office:value-type="float" office:value="8.2" calcext:value-type="float">
            <text:p>8.2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&quot;&quot;&quot;&quot;&amp;[.A62]&amp;&quot;&quot;&quot;,&quot;&quot;&quot;&amp;ROUND([.B62];0)&amp;&quot;&quot;&quot;,&quot;&quot;&quot;&amp;[.C62]&amp;&quot;&quot;&quot;,&quot;&quot;&quot;&amp;[.D62]&amp;&quot;&quot;&quot;&quot;" office:value-type="string" office:string-value="&quot;K9o&quot;,&quot;8&quot;,&quot;62&quot;,&quot;&quot;" calcext:value-type="string">
            <text:p>"K9o","8","6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7s</text:p>
          </table:table-cell>
          <table:table-cell office:value-type="float" office:value="8" calcext:value-type="float">
            <text:p>8.0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&quot;&quot;&quot;&quot;&amp;[.A63]&amp;&quot;&quot;&quot;,&quot;&quot;&quot;&amp;ROUND([.B63];0)&amp;&quot;&quot;&quot;,&quot;&quot;&quot;&amp;[.C63]&amp;&quot;&quot;&quot;,&quot;&quot;&quot;&amp;[.D63]&amp;&quot;&quot;&quot;&quot;" office:value-type="string" office:string-value="&quot;87s&quot;,&quot;8&quot;,&quot;63&quot;,&quot;&quot;" calcext:value-type="string">
            <text:p>"87s","8","6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76s</text:p>
          </table:table-cell>
          <table:table-cell office:value-type="float" office:value="7.2" calcext:value-type="float">
            <text:p>7.2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&quot;&quot;&quot;&amp;[.A64]&amp;&quot;&quot;&quot;,&quot;&quot;&quot;&amp;ROUND([.B64];0)&amp;&quot;&quot;&quot;,&quot;&quot;&quot;&amp;[.C64]&amp;&quot;&quot;&quot;,&quot;&quot;&quot;&amp;[.D64]&amp;&quot;&quot;&quot;&quot;" office:value-type="string" office:string-value="&quot;76s&quot;,&quot;7&quot;,&quot;64&quot;,&quot;&quot;" calcext:value-type="string">
            <text:p>"76s","7","6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7s</text:p>
          </table:table-cell>
          <table:table-cell office:value-type="float" office:value="5.8" calcext:value-type="float">
            <text:p>5.8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&quot;&quot;&quot;&quot;&amp;[.A65]&amp;&quot;&quot;&quot;,&quot;&quot;&quot;&amp;ROUND([.B65];0)&amp;&quot;&quot;&quot;,&quot;&quot;&quot;&amp;[.C65]&amp;&quot;&quot;&quot;,&quot;&quot;&quot;&amp;[.D65]&amp;&quot;&quot;&quot;&quot;" office:value-type="string" office:string-value="&quot;97s&quot;,&quot;6&quot;,&quot;65&quot;,&quot;&quot;" calcext:value-type="string">
            <text:p>"97s","6","6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33p</text:p>
          </table:table-cell>
          <table:table-cell office:value-type="float" office:value="4.5" calcext:value-type="float">
            <text:p>4.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eys</text:p>
          </table:table-cell>
          <table:table-cell table:formula="of:=&quot;&quot;&quot;&quot;&amp;[.A66]&amp;&quot;&quot;&quot;,&quot;&quot;&quot;&amp;ROUND([.B66];0)&amp;&quot;&quot;&quot;,&quot;&quot;&quot;&amp;[.C66]&amp;&quot;&quot;&quot;,&quot;&quot;&quot;&amp;[.D66]&amp;&quot;&quot;&quot;&quot;" office:value-type="string" office:string-value="&quot;33p&quot;,&quot;5&quot;,&quot;66&quot;,&quot;Treys&quot;" calcext:value-type="string">
            <text:p>"33p","5","66","Treys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5s</text:p>
          </table:table-cell>
          <table:table-cell office:value-type="float" office:value="4.4" calcext:value-type="float">
            <text:p>4.4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&quot;&quot;&quot;&quot;&amp;[.A67]&amp;&quot;&quot;&quot;,&quot;&quot;&quot;&amp;ROUND([.B67];0)&amp;&quot;&quot;&quot;,&quot;&quot;&quot;&amp;[.C67]&amp;&quot;&quot;&quot;,&quot;&quot;&quot;&amp;[.D67]&amp;&quot;&quot;&quot;&quot;" office:value-type="string" office:string-value="&quot;Q5s&quot;,&quot;4&quot;,&quot;67&quot;,&quot;&quot;" calcext:value-type="string">
            <text:p>"Q5s","4","6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5s</text:p>
          </table:table-cell>
          <table:table-cell office:value-type="float" office:value="4.3" calcext:value-type="float">
            <text:p>4.3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&quot;&quot;&quot;&quot;&amp;[.A68]&amp;&quot;&quot;&quot;,&quot;&quot;&quot;&amp;ROUND([.B68];0)&amp;&quot;&quot;&quot;,&quot;&quot;&quot;&amp;[.C68]&amp;&quot;&quot;&quot;,&quot;&quot;&quot;&amp;[.D68]&amp;&quot;&quot;&quot;&quot;" office:value-type="string" office:string-value="&quot;K5s&quot;,&quot;4&quot;,&quot;68&quot;,&quot;&quot;" calcext:value-type="string">
            <text:p>"K5s","4","6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65s</text:p>
          </table:table-cell>
          <table:table-cell office:value-type="float" office:value="4.2" calcext:value-type="float">
            <text:p>4.2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&quot;&quot;&quot;&quot;&amp;[.A69]&amp;&quot;&quot;&quot;,&quot;&quot;&quot;&amp;ROUND([.B69];0)&amp;&quot;&quot;&quot;,&quot;&quot;&quot;&amp;[.C69]&amp;&quot;&quot;&quot;,&quot;&quot;&quot;&amp;[.D69]&amp;&quot;&quot;&quot;&quot;" office:value-type="string" office:string-value="&quot;65s&quot;,&quot;4&quot;,&quot;70&quot;,&quot;&quot;" calcext:value-type="string">
            <text:p>"65s","4","7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8s</text:p>
          </table:table-cell>
          <table:table-cell office:value-type="float" office:value="4.2" calcext:value-type="float">
            <text:p>4.2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&quot;&quot;&quot;&quot;&amp;[.A70]&amp;&quot;&quot;&quot;,&quot;&quot;&quot;&amp;ROUND([.B70];0)&amp;&quot;&quot;&quot;,&quot;&quot;&quot;&amp;[.C70]&amp;&quot;&quot;&quot;,&quot;&quot;&quot;&amp;[.D70]&amp;&quot;&quot;&quot;&quot;" office:value-type="string" office:string-value="&quot;Q8s&quot;,&quot;4&quot;,&quot;69&quot;,&quot;&quot;" calcext:value-type="string">
            <text:p>"Q8s","4","6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8o</text:p>
          </table:table-cell>
          <table:table-cell office:value-type="float" office:value="4.1" calcext:value-type="float">
            <text:p>4.1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&quot;&quot;&quot;&quot;&amp;[.A71]&amp;&quot;&quot;&quot;,&quot;&quot;&quot;&amp;ROUND([.B71];0)&amp;&quot;&quot;&quot;,&quot;&quot;&quot;&amp;[.C71]&amp;&quot;&quot;&quot;,&quot;&quot;&quot;&amp;[.D71]&amp;&quot;&quot;&quot;&quot;" office:value-type="string" office:string-value="&quot;J8o&quot;,&quot;4&quot;,&quot;71&quot;,&quot;&quot;" calcext:value-type="string">
            <text:p>"J8o","4","7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22p</text:p>
          </table:table-cell>
          <table:table-cell office:value-type="float" office:value="4" calcext:value-type="float">
            <text:p>4.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ucks</text:p>
          </table:table-cell>
          <table:table-cell table:formula="of:=&quot;&quot;&quot;&quot;&amp;[.A72]&amp;&quot;&quot;&quot;,&quot;&quot;&quot;&amp;ROUND([.B72];0)&amp;&quot;&quot;&quot;,&quot;&quot;&quot;&amp;[.C72]&amp;&quot;&quot;&quot;,&quot;&quot;&quot;&amp;[.D72]&amp;&quot;&quot;&quot;&quot;" office:value-type="string" office:string-value="&quot;22p&quot;,&quot;4&quot;,&quot;72&quot;,&quot;Ducks&quot;" calcext:value-type="string">
            <text:p>"22p","4","72","Ducks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3s</text:p>
          </table:table-cell>
          <table:table-cell office:value-type="float" office:value="4" calcext:value-type="float">
            <text:p>4.0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&quot;&quot;&quot;&quot;&amp;[.A73]&amp;&quot;&quot;&quot;,&quot;&quot;&quot;&amp;ROUND([.B73];0)&amp;&quot;&quot;&quot;,&quot;&quot;&quot;&amp;[.C73]&amp;&quot;&quot;&quot;,&quot;&quot;&quot;&amp;[.D73]&amp;&quot;&quot;&quot;&quot;" office:value-type="string" office:string-value="&quot;K3s&quot;,&quot;4&quot;,&quot;73&quot;,&quot;&quot;" calcext:value-type="string">
            <text:p>"K3s","4","7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74s</text:p>
          </table:table-cell>
          <table:table-cell office:value-type="float" office:value="3.9" calcext:value-type="float">
            <text:p>3.9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&quot;&quot;&quot;&quot;&amp;[.A74]&amp;&quot;&quot;&quot;,&quot;&quot;&quot;&amp;ROUND([.B74];0)&amp;&quot;&quot;&quot;,&quot;&quot;&quot;&amp;[.C74]&amp;&quot;&quot;&quot;,&quot;&quot;&quot;&amp;[.D74]&amp;&quot;&quot;&quot;&quot;" office:value-type="string" office:string-value="&quot;74s&quot;,&quot;4&quot;,&quot;78&quot;,&quot;&quot;" calcext:value-type="string">
            <text:p>"74s","4","7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5s</text:p>
          </table:table-cell>
          <table:table-cell office:value-type="float" office:value="3.9" calcext:value-type="float">
            <text:p>3.9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&quot;&quot;&quot;&quot;&amp;[.A75]&amp;&quot;&quot;&quot;,&quot;&quot;&quot;&amp;ROUND([.B75];0)&amp;&quot;&quot;&quot;,&quot;&quot;&quot;&amp;[.C75]&amp;&quot;&quot;&quot;,&quot;&quot;&quot;&amp;[.D75]&amp;&quot;&quot;&quot;&quot;" office:value-type="string" office:string-value="&quot;85s&quot;,&quot;4&quot;,&quot;77&quot;,&quot;&quot;" calcext:value-type="string">
            <text:p>"85s","4","7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4s</text:p>
          </table:table-cell>
          <table:table-cell office:value-type="float" office:value="3.9" calcext:value-type="float">
            <text:p>3.9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&quot;&quot;&quot;&quot;&amp;[.A76]&amp;&quot;&quot;&quot;,&quot;&quot;&quot;&amp;ROUND([.B76];0)&amp;&quot;&quot;&quot;,&quot;&quot;&quot;&amp;[.C76]&amp;&quot;&quot;&quot;,&quot;&quot;&quot;&amp;[.D76]&amp;&quot;&quot;&quot;&quot;" office:value-type="string" office:string-value="&quot;K4s&quot;,&quot;4&quot;,&quot;75&quot;,&quot;&quot;" calcext:value-type="string">
            <text:p>"K4s","4","7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6s</text:p>
          </table:table-cell>
          <table:table-cell office:value-type="float" office:value="3.9" calcext:value-type="float">
            <text:p>3.9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&quot;&quot;&quot;&quot;&amp;[.A77]&amp;&quot;&quot;&quot;,&quot;&quot;&quot;&amp;ROUND([.B77];0)&amp;&quot;&quot;&quot;,&quot;&quot;&quot;&amp;[.C77]&amp;&quot;&quot;&quot;,&quot;&quot;&quot;&amp;[.D77]&amp;&quot;&quot;&quot;&quot;" office:value-type="string" office:string-value="&quot;T6s&quot;,&quot;4&quot;,&quot;74&quot;,&quot;&quot;" calcext:value-type="string">
            <text:p>"T6s","4","7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8o</text:p>
          </table:table-cell>
          <table:table-cell office:value-type="float" office:value="3.9" calcext:value-type="float">
            <text:p>3.9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&quot;&quot;&quot;&quot;&amp;[.A78]&amp;&quot;&quot;&quot;,&quot;&quot;&quot;&amp;ROUND([.B78];0)&amp;&quot;&quot;&quot;,&quot;&quot;&quot;&amp;[.C78]&amp;&quot;&quot;&quot;,&quot;&quot;&quot;&amp;[.D78]&amp;&quot;&quot;&quot;&quot;" office:value-type="string" office:string-value="&quot;T8o&quot;,&quot;4&quot;,&quot;76&quot;,&quot;&quot;" calcext:value-type="string">
            <text:p>"T8o","4","7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7o</text:p>
          </table:table-cell>
          <table:table-cell office:value-type="float" office:value="3.8" calcext:value-type="float">
            <text:p>3.8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&quot;&quot;&quot;&quot;&amp;[.A79]&amp;&quot;&quot;&quot;,&quot;&quot;&quot;&amp;ROUND([.B79];0)&amp;&quot;&quot;&quot;,&quot;&quot;&quot;&amp;[.C79]&amp;&quot;&quot;&quot;,&quot;&quot;&quot;&amp;[.D79]&amp;&quot;&quot;&quot;&quot;" office:value-type="string" office:string-value="&quot;87o&quot;,&quot;4&quot;,&quot;84&quot;,&quot;&quot;" calcext:value-type="string">
            <text:p>"87o","4","8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5s</text:p>
          </table:table-cell>
          <table:table-cell office:value-type="float" office:value="3.8" calcext:value-type="float">
            <text:p>3.8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&quot;&quot;&quot;&quot;&amp;[.A80]&amp;&quot;&quot;&quot;,&quot;&quot;&quot;&amp;ROUND([.B80];0)&amp;&quot;&quot;&quot;,&quot;&quot;&quot;&amp;[.C80]&amp;&quot;&quot;&quot;,&quot;&quot;&quot;&amp;[.D80]&amp;&quot;&quot;&quot;&quot;" office:value-type="string" office:string-value="&quot;95s&quot;,&quot;4&quot;,&quot;79&quot;,&quot;&quot;" calcext:value-type="string">
            <text:p>"95s","4","7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8o</text:p>
          </table:table-cell>
          <table:table-cell office:value-type="float" office:value="3.8" calcext:value-type="float">
            <text:p>3.8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&quot;&quot;&quot;&quot;&amp;[.A81]&amp;&quot;&quot;&quot;,&quot;&quot;&quot;&amp;ROUND([.B81];0)&amp;&quot;&quot;&quot;,&quot;&quot;&quot;&amp;[.C81]&amp;&quot;&quot;&quot;,&quot;&quot;&quot;&amp;[.D81]&amp;&quot;&quot;&quot;&quot;" office:value-type="string" office:string-value="&quot;98o&quot;,&quot;4&quot;,&quot;83&quot;,&quot;&quot;" calcext:value-type="string">
            <text:p>"98o","4","8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3s</text:p>
          </table:table-cell>
          <table:table-cell office:value-type="float" office:value="3.8" calcext:value-type="float">
            <text:p>3.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&quot;&quot;&quot;&quot;&amp;[.A82]&amp;&quot;&quot;&quot;,&quot;&quot;&quot;&amp;ROUND([.B82];0)&amp;&quot;&quot;&quot;,&quot;&quot;&quot;&amp;[.C82]&amp;&quot;&quot;&quot;,&quot;&quot;&quot;&amp;[.D82]&amp;&quot;&quot;&quot;&quot;" office:value-type="string" office:string-value="&quot;J3s&quot;,&quot;4&quot;,&quot;82&quot;,&quot;&quot;" calcext:value-type="string">
            <text:p>"J3s","4","8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7s</text:p>
          </table:table-cell>
          <table:table-cell office:value-type="float" office:value="3.8" calcext:value-type="float">
            <text:p>3.8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&quot;&quot;&quot;&quot;&amp;[.A83]&amp;&quot;&quot;&quot;,&quot;&quot;&quot;&amp;ROUND([.B83];0)&amp;&quot;&quot;&quot;,&quot;&quot;&quot;&amp;[.C83]&amp;&quot;&quot;&quot;,&quot;&quot;&quot;&amp;[.D83]&amp;&quot;&quot;&quot;&quot;" office:value-type="string" office:string-value="&quot;J7s&quot;,&quot;4&quot;,&quot;81&quot;,&quot;&quot;" calcext:value-type="string">
            <text:p>"J7s","4","8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7s</text:p>
          </table:table-cell>
          <table:table-cell office:value-type="float" office:value="3.8" calcext:value-type="float">
            <text:p>3.8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&quot;&quot;&quot;&quot;&amp;[.A84]&amp;&quot;&quot;&quot;,&quot;&quot;&quot;&amp;ROUND([.B84];0)&amp;&quot;&quot;&quot;,&quot;&quot;&quot;&amp;[.C84]&amp;&quot;&quot;&quot;,&quot;&quot;&quot;&amp;[.D84]&amp;&quot;&quot;&quot;&quot;" office:value-type="string" office:string-value="&quot;Q7s&quot;,&quot;4&quot;,&quot;80&quot;,&quot;&quot;" calcext:value-type="string">
            <text:p>"Q7s","4","8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53s</text:p>
          </table:table-cell>
          <table:table-cell office:value-type="float" office:value="3.7" calcext:value-type="float">
            <text:p>3.7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&quot;&quot;&quot;&quot;&amp;[.A85]&amp;&quot;&quot;&quot;,&quot;&quot;&quot;&amp;ROUND([.B85];0)&amp;&quot;&quot;&quot;,&quot;&quot;&quot;&amp;[.C85]&amp;&quot;&quot;&quot;,&quot;&quot;&quot;&amp;[.D85]&amp;&quot;&quot;&quot;&quot;" office:value-type="string" office:string-value="&quot;53s&quot;,&quot;4&quot;,&quot;85&quot;,&quot;&quot;" calcext:value-type="string">
            <text:p>"53s","4","8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54s</text:p>
          </table:table-cell>
          <table:table-cell office:value-type="float" office:value="3.6" calcext:value-type="float">
            <text:p>3.6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&quot;&quot;&quot;&quot;&amp;[.A86]&amp;&quot;&quot;&quot;,&quot;&quot;&quot;&amp;ROUND([.B86];0)&amp;&quot;&quot;&quot;,&quot;&quot;&quot;&amp;[.C86]&amp;&quot;&quot;&quot;,&quot;&quot;&quot;&amp;[.D86]&amp;&quot;&quot;&quot;&quot;" office:value-type="string" office:string-value="&quot;54s&quot;,&quot;4&quot;,&quot;90&quot;,&quot;&quot;" calcext:value-type="string">
            <text:p>"54s","4","9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64s</text:p>
          </table:table-cell>
          <table:table-cell office:value-type="float" office:value="3.6" calcext:value-type="float">
            <text:p>3.6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&quot;&quot;&quot;&quot;&amp;[.A87]&amp;&quot;&quot;&quot;,&quot;&quot;&quot;&amp;ROUND([.B87];0)&amp;&quot;&quot;&quot;,&quot;&quot;&quot;&amp;[.C87]&amp;&quot;&quot;&quot;,&quot;&quot;&quot;&amp;[.D87]&amp;&quot;&quot;&quot;&quot;" office:value-type="string" office:string-value="&quot;64s&quot;,&quot;4&quot;,&quot;88&quot;,&quot;&quot;" calcext:value-type="string">
            <text:p>"64s","4","8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75s</text:p>
          </table:table-cell>
          <table:table-cell office:value-type="float" office:value="3.6" calcext:value-type="float">
            <text:p>3.6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&quot;&quot;&quot;&quot;&amp;[.A88]&amp;&quot;&quot;&quot;,&quot;&quot;&quot;&amp;ROUND([.B88];0)&amp;&quot;&quot;&quot;,&quot;&quot;&quot;&amp;[.C88]&amp;&quot;&quot;&quot;,&quot;&quot;&quot;&amp;[.D88]&amp;&quot;&quot;&quot;&quot;" office:value-type="string" office:string-value="&quot;75s&quot;,&quot;4&quot;,&quot;87&quot;,&quot;&quot;" calcext:value-type="string">
            <text:p>"75s","4","8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6s</text:p>
          </table:table-cell>
          <table:table-cell office:value-type="float" office:value="3.6" calcext:value-type="float">
            <text:p>3.6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&quot;&quot;&quot;&quot;&amp;[.A89]&amp;&quot;&quot;&quot;,&quot;&quot;&quot;&amp;ROUND([.B89];0)&amp;&quot;&quot;&quot;,&quot;&quot;&quot;&amp;[.C89]&amp;&quot;&quot;&quot;,&quot;&quot;&quot;&amp;[.D89]&amp;&quot;&quot;&quot;&quot;" office:value-type="string" office:string-value="&quot;86s&quot;,&quot;4&quot;,&quot;86&quot;,&quot;&quot;" calcext:value-type="string">
            <text:p>"86s","4","8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2s</text:p>
          </table:table-cell>
          <table:table-cell office:value-type="float" office:value="3.6" calcext:value-type="float">
            <text:p>3.6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&quot;&quot;&quot;&quot;&amp;[.A90]&amp;&quot;&quot;&quot;,&quot;&quot;&quot;&amp;ROUND([.B90];0)&amp;&quot;&quot;&quot;,&quot;&quot;&quot;&amp;[.C90]&amp;&quot;&quot;&quot;,&quot;&quot;&quot;&amp;[.D90]&amp;&quot;&quot;&quot;&quot;" office:value-type="string" office:string-value="&quot;K2s&quot;,&quot;4&quot;,&quot;89&quot;,&quot;&quot;" calcext:value-type="string">
            <text:p>"K2s","4","8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5s</text:p>
          </table:table-cell>
          <table:table-cell office:value-type="float" office:value="3.5" calcext:value-type="float">
            <text:p>3.5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&quot;&quot;&quot;&quot;&amp;[.A91]&amp;&quot;&quot;&quot;,&quot;&quot;&quot;&amp;ROUND([.B91];0)&amp;&quot;&quot;&quot;,&quot;&quot;&quot;&amp;[.C91]&amp;&quot;&quot;&quot;,&quot;&quot;&quot;&amp;[.D91]&amp;&quot;&quot;&quot;&quot;" office:value-type="string" office:string-value="&quot;J5s&quot;,&quot;4&quot;,&quot;93&quot;,&quot;&quot;" calcext:value-type="string">
            <text:p>"J5s","4","9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6s</text:p>
          </table:table-cell>
          <table:table-cell office:value-type="float" office:value="3.5" calcext:value-type="float">
            <text:p>3.5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&quot;&quot;&quot;&quot;&amp;[.A92]&amp;&quot;&quot;&quot;,&quot;&quot;&quot;&amp;ROUND([.B92];0)&amp;&quot;&quot;&quot;,&quot;&quot;&quot;&amp;[.C92]&amp;&quot;&quot;&quot;,&quot;&quot;&quot;&amp;[.D92]&amp;&quot;&quot;&quot;&quot;" office:value-type="string" office:string-value="&quot;Q6s&quot;,&quot;4&quot;,&quot;92&quot;,&quot;&quot;" calcext:value-type="string">
            <text:p>"Q6s","4","9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8o</text:p>
          </table:table-cell>
          <table:table-cell office:value-type="float" office:value="3.5" calcext:value-type="float">
            <text:p>3.50</text:p>
          </table:table-cell>
          <table:table-cell office:value-type="float" office:value="91" calcext:value-type="float">
            <text:p>91</text:p>
          </table:table-cell>
          <table:table-cell/>
          <table:table-cell table:formula="of:=&quot;&quot;&quot;&quot;&amp;[.A93]&amp;&quot;&quot;&quot;,&quot;&quot;&quot;&amp;ROUND([.B93];0)&amp;&quot;&quot;&quot;,&quot;&quot;&quot;&amp;[.C93]&amp;&quot;&quot;&quot;,&quot;&quot;&quot;&amp;[.D93]&amp;&quot;&quot;&quot;&quot;" office:value-type="string" office:string-value="&quot;Q8o&quot;,&quot;4&quot;,&quot;91&quot;,&quot;&quot;" calcext:value-type="string">
            <text:p>"Q8o","4","9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7o</text:p>
          </table:table-cell>
          <table:table-cell office:value-type="float" office:value="3.4" calcext:value-type="float">
            <text:p>3.4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&quot;&quot;&quot;&quot;&amp;[.A94]&amp;&quot;&quot;&quot;,&quot;&quot;&quot;&amp;ROUND([.B94];0)&amp;&quot;&quot;&quot;,&quot;&quot;&quot;&amp;[.C94]&amp;&quot;&quot;&quot;,&quot;&quot;&quot;&amp;[.D94]&amp;&quot;&quot;&quot;&quot;" office:value-type="string" office:string-value="&quot;97o&quot;,&quot;3&quot;,&quot;95&quot;,&quot;&quot;" calcext:value-type="string">
            <text:p>"97o","3","9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8o</text:p>
          </table:table-cell>
          <table:table-cell office:value-type="float" office:value="3.4" calcext:value-type="float">
            <text:p>3.4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&quot;&quot;&quot;&quot;&amp;[.A95]&amp;&quot;&quot;&quot;,&quot;&quot;&quot;&amp;ROUND([.B95];0)&amp;&quot;&quot;&quot;,&quot;&quot;&quot;&amp;[.C95]&amp;&quot;&quot;&quot;,&quot;&quot;&quot;&amp;[.D95]&amp;&quot;&quot;&quot;&quot;" office:value-type="string" office:string-value="&quot;K8o&quot;,&quot;3&quot;,&quot;94&quot;,&quot;&quot;" calcext:value-type="string">
            <text:p>"K8o","3","9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4s</text:p>
          </table:table-cell>
          <table:table-cell office:value-type="float" office:value="3.3" calcext:value-type="float">
            <text:p>3.3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&quot;&quot;&quot;&quot;&amp;[.A96]&amp;&quot;&quot;&quot;,&quot;&quot;&quot;&amp;ROUND([.B96];0)&amp;&quot;&quot;&quot;,&quot;&quot;&quot;&amp;[.C96]&amp;&quot;&quot;&quot;,&quot;&quot;&quot;&amp;[.D96]&amp;&quot;&quot;&quot;&quot;" office:value-type="string" office:string-value="&quot;84s&quot;,&quot;3&quot;,&quot;97&quot;,&quot;&quot;" calcext:value-type="string">
            <text:p>"84s","3","9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4s</text:p>
          </table:table-cell>
          <table:table-cell office:value-type="float" office:value="3.3" calcext:value-type="float">
            <text:p>3.3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&quot;&quot;&quot;&quot;&amp;[.A97]&amp;&quot;&quot;&quot;,&quot;&quot;&quot;&amp;ROUND([.B97];0)&amp;&quot;&quot;&quot;,&quot;&quot;&quot;&amp;[.C97]&amp;&quot;&quot;&quot;,&quot;&quot;&quot;&amp;[.D97]&amp;&quot;&quot;&quot;&quot;" office:value-type="string" office:string-value="&quot;J4s&quot;,&quot;3&quot;,&quot;96&quot;,&quot;&quot;" calcext:value-type="string">
            <text:p>"J4s","3","9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6s</text:p>
          </table:table-cell>
          <table:table-cell office:value-type="float" office:value="3.2" calcext:value-type="float">
            <text:p>3.2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&quot;&quot;&quot;&quot;&amp;[.A98]&amp;&quot;&quot;&quot;,&quot;&quot;&quot;&amp;ROUND([.B98];0)&amp;&quot;&quot;&quot;,&quot;&quot;&quot;&amp;[.C98]&amp;&quot;&quot;&quot;,&quot;&quot;&quot;&amp;[.D98]&amp;&quot;&quot;&quot;&quot;" office:value-type="string" office:string-value="&quot;96s&quot;,&quot;3&quot;,&quot;99&quot;,&quot;&quot;" calcext:value-type="string">
            <text:p>"96s","3","9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5s</text:p>
          </table:table-cell>
          <table:table-cell office:value-type="float" office:value="3.2" calcext:value-type="float">
            <text:p>3.2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&quot;&quot;&quot;&quot;&amp;[.A99]&amp;&quot;&quot;&quot;,&quot;&quot;&quot;&amp;ROUND([.B99];0)&amp;&quot;&quot;&quot;,&quot;&quot;&quot;&amp;[.C99]&amp;&quot;&quot;&quot;,&quot;&quot;&quot;&amp;[.D99]&amp;&quot;&quot;&quot;&quot;" office:value-type="string" office:string-value="&quot;T5s&quot;,&quot;3&quot;,&quot;98&quot;,&quot;&quot;" calcext:value-type="string">
            <text:p>"T5s","3","9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6s</text:p>
          </table:table-cell>
          <table:table-cell office:value-type="float" office:value="3.1" calcext:value-type="float">
            <text:p>3.10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&quot;&quot;&quot;&quot;&amp;[.A100]&amp;&quot;&quot;&quot;,&quot;&quot;&quot;&amp;ROUND([.B100];0)&amp;&quot;&quot;&quot;,&quot;&quot;&quot;&amp;[.C100]&amp;&quot;&quot;&quot;,&quot;&quot;&quot;&amp;[.D100]&amp;&quot;&quot;&quot;&quot;" office:value-type="string" office:string-value="&quot;J6s&quot;,&quot;3&quot;,&quot;102&quot;,&quot;&quot;" calcext:value-type="string">
            <text:p>"J6s","3","10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6o</text:p>
          </table:table-cell>
          <table:table-cell office:value-type="float" office:value="3.1" calcext:value-type="float">
            <text:p>3.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&quot;&quot;&quot;&quot;&amp;[.A101]&amp;&quot;&quot;&quot;,&quot;&quot;&quot;&amp;ROUND([.B101];0)&amp;&quot;&quot;&quot;,&quot;&quot;&quot;&amp;[.C101]&amp;&quot;&quot;&quot;,&quot;&quot;&quot;&amp;[.D101]&amp;&quot;&quot;&quot;&quot;" office:value-type="string" office:string-value="&quot;K6o&quot;,&quot;3&quot;,&quot;100&quot;,&quot;&quot;" calcext:value-type="string">
            <text:p>"K6o","3","10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2s</text:p>
          </table:table-cell>
          <table:table-cell office:value-type="float" office:value="3.1" calcext:value-type="float">
            <text:p>3.1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&quot;&quot;&quot;&quot;&amp;[.A102]&amp;&quot;&quot;&quot;,&quot;&quot;&quot;&amp;ROUND([.B102];0)&amp;&quot;&quot;&quot;,&quot;&quot;&quot;&amp;[.C102]&amp;&quot;&quot;&quot;,&quot;&quot;&quot;&amp;[.D102]&amp;&quot;&quot;&quot;&quot;" office:value-type="string" office:string-value="&quot;Q2s&quot;,&quot;3&quot;,&quot;101&quot;,&quot;&quot;" calcext:value-type="string">
            <text:p>"Q2s","3","10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3s</text:p>
          </table:table-cell>
          <table:table-cell office:value-type="float" office:value="3" calcext:value-type="float">
            <text:p>3.0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&quot;&quot;&quot;&quot;&amp;[.A103]&amp;&quot;&quot;&quot;,&quot;&quot;&quot;&amp;ROUND([.B103];0)&amp;&quot;&quot;&quot;,&quot;&quot;&quot;&amp;[.C103]&amp;&quot;&quot;&quot;,&quot;&quot;&quot;&amp;[.D103]&amp;&quot;&quot;&quot;&quot;" office:value-type="string" office:string-value="&quot;Q3s&quot;,&quot;3&quot;,&quot;103&quot;,&quot;&quot;" calcext:value-type="string">
            <text:p>"Q3s","3","10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4s</text:p>
          </table:table-cell>
          <table:table-cell office:value-type="float" office:value="3" calcext:value-type="float">
            <text:p>3.00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&quot;&quot;&quot;&quot;&amp;[.A104]&amp;&quot;&quot;&quot;,&quot;&quot;&quot;&amp;ROUND([.B104];0)&amp;&quot;&quot;&quot;,&quot;&quot;&quot;&amp;[.C104]&amp;&quot;&quot;&quot;,&quot;&quot;&quot;&amp;[.D104]&amp;&quot;&quot;&quot;&quot;" office:value-type="string" office:string-value="&quot;Q4s&quot;,&quot;3&quot;,&quot;104&quot;,&quot;&quot;" calcext:value-type="string">
            <text:p>"Q4s","3","10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7o</text:p>
          </table:table-cell>
          <table:table-cell office:value-type="float" office:value="2.8" calcext:value-type="float">
            <text:p>2.8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&quot;&quot;&quot;&quot;&amp;[.A105]&amp;&quot;&quot;&quot;,&quot;&quot;&quot;&amp;ROUND([.B105];0)&amp;&quot;&quot;&quot;,&quot;&quot;&quot;&amp;[.C105]&amp;&quot;&quot;&quot;,&quot;&quot;&quot;&amp;[.D105]&amp;&quot;&quot;&quot;&quot;" office:value-type="string" office:string-value="&quot;K7o&quot;,&quot;3&quot;,&quot;105&quot;,&quot;&quot;" calcext:value-type="string">
            <text:p>"K7o","3","10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63s</text:p>
          </table:table-cell>
          <table:table-cell office:value-type="float" office:value="2.4" calcext:value-type="float">
            <text:p>2.40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&quot;&quot;&quot;&quot;&amp;[.A106]&amp;&quot;&quot;&quot;,&quot;&quot;&quot;&amp;ROUND([.B106];0)&amp;&quot;&quot;&quot;,&quot;&quot;&quot;&amp;[.C106]&amp;&quot;&quot;&quot;,&quot;&quot;&quot;&amp;[.D106]&amp;&quot;&quot;&quot;&quot;" office:value-type="string" office:string-value="&quot;63s&quot;,&quot;2&quot;,&quot;106&quot;,&quot;&quot;" calcext:value-type="string">
            <text:p>"63s","2","10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73s</text:p>
          </table:table-cell>
          <table:table-cell office:value-type="float" office:value="2.1" calcext:value-type="float">
            <text:p>2.10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&quot;&quot;&quot;&quot;&amp;[.A107]&amp;&quot;&quot;&quot;,&quot;&quot;&quot;&amp;ROUND([.B107];0)&amp;&quot;&quot;&quot;,&quot;&quot;&quot;&amp;[.C107]&amp;&quot;&quot;&quot;,&quot;&quot;&quot;&amp;[.D107]&amp;&quot;&quot;&quot;&quot;" office:value-type="string" office:string-value="&quot;73s&quot;,&quot;2&quot;,&quot;107&quot;,&quot;&quot;" calcext:value-type="string">
            <text:p>"73s","2","10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43s</text:p>
          </table:table-cell>
          <table:table-cell office:value-type="float" office:value="1.6" calcext:value-type="float">
            <text:p>1.6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&quot;&quot;&quot;&quot;&amp;[.A108]&amp;&quot;&quot;&quot;,&quot;&quot;&quot;&amp;ROUND([.B108];0)&amp;&quot;&quot;&quot;,&quot;&quot;&quot;&amp;[.C108]&amp;&quot;&quot;&quot;,&quot;&quot;&quot;&amp;[.D108]&amp;&quot;&quot;&quot;&quot;" office:value-type="string" office:string-value="&quot;43s&quot;,&quot;2&quot;,&quot;110&quot;,&quot;&quot;" calcext:value-type="string">
            <text:p>"43s","2","11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2o</text:p>
          </table:table-cell>
          <table:table-cell office:value-type="float" office:value="1.6" calcext:value-type="float">
            <text:p>1.6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&quot;&quot;&quot;&quot;&amp;[.A109]&amp;&quot;&quot;&quot;,&quot;&quot;&quot;&amp;ROUND([.B109];0)&amp;&quot;&quot;&quot;,&quot;&quot;&quot;&amp;[.C109]&amp;&quot;&quot;&quot;,&quot;&quot;&quot;&amp;[.D109]&amp;&quot;&quot;&quot;&quot;" office:value-type="string" office:string-value="&quot;K2o&quot;,&quot;2&quot;,&quot;108&quot;,&quot;&quot;" calcext:value-type="string">
            <text:p>"K2o","2","10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4o</text:p>
          </table:table-cell>
          <table:table-cell office:value-type="float" office:value="1.6" calcext:value-type="float">
            <text:p>1.6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&quot;&quot;&quot;&quot;&amp;[.A110]&amp;&quot;&quot;&quot;,&quot;&quot;&quot;&amp;ROUND([.B110];0)&amp;&quot;&quot;&quot;,&quot;&quot;&quot;&amp;[.C110]&amp;&quot;&quot;&quot;,&quot;&quot;&quot;&amp;[.D110]&amp;&quot;&quot;&quot;&quot;" office:value-type="string" office:string-value="&quot;Q4o&quot;,&quot;2&quot;,&quot;109&quot;,&quot;&quot;" calcext:value-type="string">
            <text:p>"Q4o","2","10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3o</text:p>
          </table:table-cell>
          <table:table-cell office:value-type="float" office:value="1.5" calcext:value-type="float">
            <text:p>1.50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&quot;&quot;&quot;&quot;&amp;[.A111]&amp;&quot;&quot;&quot;,&quot;&quot;&quot;&amp;ROUND([.B111];0)&amp;&quot;&quot;&quot;,&quot;&quot;&quot;&amp;[.C111]&amp;&quot;&quot;&quot;,&quot;&quot;&quot;&amp;[.D111]&amp;&quot;&quot;&quot;&quot;" office:value-type="string" office:string-value="&quot;K3o&quot;,&quot;2&quot;,&quot;112&quot;,&quot;&quot;" calcext:value-type="string">
            <text:p>"K3o","2","11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4o</text:p>
          </table:table-cell>
          <table:table-cell office:value-type="float" office:value="1.5" calcext:value-type="float">
            <text:p>1.50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&quot;&quot;&quot;&quot;&amp;[.A112]&amp;&quot;&quot;&quot;,&quot;&quot;&quot;&amp;ROUND([.B112];0)&amp;&quot;&quot;&quot;,&quot;&quot;&quot;&amp;[.C112]&amp;&quot;&quot;&quot;,&quot;&quot;&quot;&amp;[.D112]&amp;&quot;&quot;&quot;&quot;" office:value-type="string" office:string-value="&quot;K4o&quot;,&quot;2&quot;,&quot;111&quot;,&quot;&quot;" calcext:value-type="string">
            <text:p>"K4o","2","11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6o</text:p>
          </table:table-cell>
          <table:table-cell office:value-type="float" office:value="1.5" calcext:value-type="float">
            <text:p>1.50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&quot;&quot;&quot;&quot;&amp;[.A113]&amp;&quot;&quot;&quot;,&quot;&quot;&quot;&amp;ROUND([.B113];0)&amp;&quot;&quot;&quot;,&quot;&quot;&quot;&amp;[.C113]&amp;&quot;&quot;&quot;,&quot;&quot;&quot;&amp;[.D113]&amp;&quot;&quot;&quot;&quot;" office:value-type="string" office:string-value="&quot;Q6o&quot;,&quot;2&quot;,&quot;113&quot;,&quot;&quot;" calcext:value-type="string">
            <text:p>"Q6o","2","11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2s</text:p>
          </table:table-cell>
          <table:table-cell office:value-type="float" office:value="1.4" calcext:value-type="float">
            <text:p>1.40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&quot;&quot;&quot;&quot;&amp;[.A114]&amp;&quot;&quot;&quot;,&quot;&quot;&quot;&amp;ROUND([.B114];0)&amp;&quot;&quot;&quot;,&quot;&quot;&quot;&amp;[.C114]&amp;&quot;&quot;&quot;,&quot;&quot;&quot;&amp;[.D114]&amp;&quot;&quot;&quot;&quot;" office:value-type="string" office:string-value="&quot;J2s&quot;,&quot;1&quot;,&quot;116&quot;,&quot;&quot;" calcext:value-type="string">
            <text:p>"J2s","1","11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5o</text:p>
          </table:table-cell>
          <table:table-cell office:value-type="float" office:value="1.4" calcext:value-type="float">
            <text:p>1.4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&quot;&quot;&quot;&quot;&amp;[.A115]&amp;&quot;&quot;&quot;,&quot;&quot;&quot;&amp;ROUND([.B115];0)&amp;&quot;&quot;&quot;,&quot;&quot;&quot;&amp;[.C115]&amp;&quot;&quot;&quot;,&quot;&quot;&quot;&amp;[.D115]&amp;&quot;&quot;&quot;&quot;" office:value-type="string" office:string-value="&quot;Q5o&quot;,&quot;1&quot;,&quot;115&quot;,&quot;&quot;" calcext:value-type="string">
            <text:p>"Q5o","1","11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7o</text:p>
          </table:table-cell>
          <table:table-cell office:value-type="float" office:value="1.4" calcext:value-type="float">
            <text:p>1.40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&quot;&quot;&quot;&quot;&amp;[.A116]&amp;&quot;&quot;&quot;,&quot;&quot;&quot;&amp;ROUND([.B116];0)&amp;&quot;&quot;&quot;,&quot;&quot;&quot;&amp;[.C116]&amp;&quot;&quot;&quot;,&quot;&quot;&quot;&amp;[.D116]&amp;&quot;&quot;&quot;&quot;" office:value-type="string" office:string-value="&quot;Q7o&quot;,&quot;1&quot;,&quot;114&quot;,&quot;&quot;" calcext:value-type="string">
            <text:p>"Q7o","1","11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K5o</text:p>
          </table:table-cell>
          <table:table-cell office:value-type="float" office:value="1.3" calcext:value-type="float">
            <text:p>1.30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&quot;&quot;&quot;&quot;&amp;[.A117]&amp;&quot;&quot;&quot;,&quot;&quot;&quot;&amp;ROUND([.B117];0)&amp;&quot;&quot;&quot;,&quot;&quot;&quot;&amp;[.C117]&amp;&quot;&quot;&quot;,&quot;&quot;&quot;&amp;[.D117]&amp;&quot;&quot;&quot;&quot;" office:value-type="string" office:string-value="&quot;K5o&quot;,&quot;1&quot;,&quot;117&quot;,&quot;&quot;" calcext:value-type="string">
            <text:p>"K5o","1","11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3s</text:p>
          </table:table-cell>
          <table:table-cell office:value-type="float" office:value="1.3" calcext:value-type="float">
            <text:p>1.30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&quot;&quot;&quot;&quot;&amp;[.A118]&amp;&quot;&quot;&quot;,&quot;&quot;&quot;&amp;ROUND([.B118];0)&amp;&quot;&quot;&quot;,&quot;&quot;&quot;&amp;[.C118]&amp;&quot;&quot;&quot;,&quot;&quot;&quot;&amp;[.D118]&amp;&quot;&quot;&quot;&quot;" office:value-type="string" office:string-value="&quot;T3s&quot;,&quot;1&quot;,&quot;119&quot;,&quot;&quot;" calcext:value-type="string">
            <text:p>"T3s","1","11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4s</text:p>
          </table:table-cell>
          <table:table-cell office:value-type="float" office:value="1.3" calcext:value-type="float">
            <text:p>1.30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&quot;&quot;&quot;&quot;&amp;[.A119]&amp;&quot;&quot;&quot;,&quot;&quot;&quot;&amp;ROUND([.B119];0)&amp;&quot;&quot;&quot;,&quot;&quot;&quot;&amp;[.C119]&amp;&quot;&quot;&quot;,&quot;&quot;&quot;&amp;[.D119]&amp;&quot;&quot;&quot;&quot;" office:value-type="string" office:string-value="&quot;T4s&quot;,&quot;1&quot;,&quot;118&quot;,&quot;&quot;" calcext:value-type="string">
            <text:p>"T4s","1","11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32s</text:p>
          </table:table-cell>
          <table:table-cell office:value-type="float" office:value="0.7" calcext:value-type="float">
            <text:p>0.7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&quot;&quot;&quot;&quot;&amp;[.A120]&amp;&quot;&quot;&quot;,&quot;&quot;&quot;&amp;ROUND([.B120];0)&amp;&quot;&quot;&quot;,&quot;&quot;&quot;&amp;[.C120]&amp;&quot;&quot;&quot;,&quot;&quot;&quot;&amp;[.D120]&amp;&quot;&quot;&quot;&quot;" office:value-type="string" office:string-value="&quot;32s&quot;,&quot;1&quot;,&quot;120&quot;,&quot;&quot;" calcext:value-type="string">
            <text:p>"32s","1","12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76o</text:p>
          </table:table-cell>
          <table:table-cell office:value-type="float" office:value="0.7" calcext:value-type="float">
            <text:p>0.70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&quot;&quot;&quot;&quot;&amp;[.A121]&amp;&quot;&quot;&quot;,&quot;&quot;&quot;&amp;ROUND([.B121];0)&amp;&quot;&quot;&quot;,&quot;&quot;&quot;&amp;[.C121]&amp;&quot;&quot;&quot;,&quot;&quot;&quot;&amp;[.D121]&amp;&quot;&quot;&quot;&quot;" office:value-type="string" office:string-value="&quot;76o&quot;,&quot;1&quot;,&quot;122&quot;,&quot;&quot;" calcext:value-type="string">
            <text:p>"76o","1","12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4s</text:p>
          </table:table-cell>
          <table:table-cell office:value-type="float" office:value="0.7" calcext:value-type="float">
            <text:p>0.7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&quot;&quot;&quot;&quot;&amp;[.A122]&amp;&quot;&quot;&quot;,&quot;&quot;&quot;&amp;ROUND([.B122];0)&amp;&quot;&quot;&quot;,&quot;&quot;&quot;&amp;[.C122]&amp;&quot;&quot;&quot;,&quot;&quot;&quot;&amp;[.D122]&amp;&quot;&quot;&quot;&quot;" office:value-type="string" office:string-value="&quot;94s&quot;,&quot;1&quot;,&quot;121&quot;,&quot;&quot;" calcext:value-type="string">
            <text:p>"94s","1","12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52s</text:p>
          </table:table-cell>
          <table:table-cell office:value-type="float" office:value="0.6" calcext:value-type="float">
            <text:p>0.60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&quot;&quot;&quot;&quot;&amp;[.A123]&amp;&quot;&quot;&quot;,&quot;&quot;&quot;&amp;ROUND([.B123];0)&amp;&quot;&quot;&quot;,&quot;&quot;&quot;&amp;[.C123]&amp;&quot;&quot;&quot;,&quot;&quot;&quot;&amp;[.D123]&amp;&quot;&quot;&quot;&quot;" office:value-type="string" office:string-value="&quot;52s&quot;,&quot;1&quot;,&quot;123&quot;,&quot;&quot;" calcext:value-type="string">
            <text:p>"52s","1","12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42s</text:p>
          </table:table-cell>
          <table:table-cell office:value-type="float" office:value="0.5" calcext:value-type="float">
            <text:p>0.5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&quot;&quot;&quot;&quot;&amp;[.A124]&amp;&quot;&quot;&quot;,&quot;&quot;&quot;&amp;ROUND([.B124];0)&amp;&quot;&quot;&quot;,&quot;&quot;&quot;&amp;[.C124]&amp;&quot;&quot;&quot;,&quot;&quot;&quot;&amp;[.D124]&amp;&quot;&quot;&quot;&quot;" office:value-type="string" office:string-value="&quot;42s&quot;,&quot;1&quot;,&quot;125&quot;,&quot;&quot;" calcext:value-type="string">
            <text:p>"42s","1","12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5o</text:p>
          </table:table-cell>
          <table:table-cell office:value-type="float" office:value="0.5" calcext:value-type="float">
            <text:p>0.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&quot;&quot;&quot;&quot;&amp;[.A125]&amp;&quot;&quot;&quot;,&quot;&quot;&quot;&amp;ROUND([.B125];0)&amp;&quot;&quot;&quot;,&quot;&quot;&quot;&amp;[.C125]&amp;&quot;&quot;&quot;,&quot;&quot;&quot;&amp;[.D125]&amp;&quot;&quot;&quot;&quot;" office:value-type="string" office:string-value="&quot;85o&quot;,&quot;1&quot;,&quot;130&quot;,&quot;&quot;" calcext:value-type="string">
            <text:p>"85o","1","13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6o</text:p>
          </table:table-cell>
          <table:table-cell office:value-type="float" office:value="0.5" calcext:value-type="float">
            <text:p>0.50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&quot;&quot;&quot;&quot;&amp;[.A126]&amp;&quot;&quot;&quot;,&quot;&quot;&quot;&amp;ROUND([.B126];0)&amp;&quot;&quot;&quot;,&quot;&quot;&quot;&amp;[.C126]&amp;&quot;&quot;&quot;,&quot;&quot;&quot;&amp;[.D126]&amp;&quot;&quot;&quot;&quot;" office:value-type="string" office:string-value="&quot;96o&quot;,&quot;1&quot;,&quot;129&quot;,&quot;&quot;" calcext:value-type="string">
            <text:p>"96o","1","12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2o</text:p>
          </table:table-cell>
          <table:table-cell office:value-type="float" office:value="0.5" calcext:value-type="float">
            <text:p>0.5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&quot;&quot;&quot;&amp;[.A127]&amp;&quot;&quot;&quot;,&quot;&quot;&quot;&amp;ROUND([.B127];0)&amp;&quot;&quot;&quot;,&quot;&quot;&quot;&amp;[.C127]&amp;&quot;&quot;&quot;,&quot;&quot;&quot;&amp;[.D127]&amp;&quot;&quot;&quot;&quot;" office:value-type="string" office:string-value="&quot;J2o&quot;,&quot;1&quot;,&quot;128&quot;,&quot;&quot;" calcext:value-type="string">
            <text:p>"J2o","1","12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4o</text:p>
          </table:table-cell>
          <table:table-cell office:value-type="float" office:value="0.5" calcext:value-type="float">
            <text:p>0.5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&quot;&quot;&quot;&quot;&amp;[.A128]&amp;&quot;&quot;&quot;,&quot;&quot;&quot;&amp;ROUND([.B128];0)&amp;&quot;&quot;&quot;,&quot;&quot;&quot;&amp;[.C128]&amp;&quot;&quot;&quot;,&quot;&quot;&quot;&amp;[.D128]&amp;&quot;&quot;&quot;&quot;" office:value-type="string" office:string-value="&quot;J4o&quot;,&quot;1&quot;,&quot;127&quot;,&quot;&quot;" calcext:value-type="string">
            <text:p>"J4o","1","12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6o</text:p>
          </table:table-cell>
          <table:table-cell office:value-type="float" office:value="0.5" calcext:value-type="float">
            <text:p>0.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&quot;&quot;&quot;&quot;&amp;[.A129]&amp;&quot;&quot;&quot;,&quot;&quot;&quot;&amp;ROUND([.B129];0)&amp;&quot;&quot;&quot;,&quot;&quot;&quot;&amp;[.C129]&amp;&quot;&quot;&quot;,&quot;&quot;&quot;&amp;[.D129]&amp;&quot;&quot;&quot;&quot;" office:value-type="string" office:string-value="&quot;J6o&quot;,&quot;1&quot;,&quot;126&quot;,&quot;&quot;" calcext:value-type="string">
            <text:p>"J6o","1","12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2s</text:p>
          </table:table-cell>
          <table:table-cell office:value-type="float" office:value="0.5" calcext:value-type="float">
            <text:p>0.5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&quot;&quot;&quot;&quot;&amp;[.A130]&amp;&quot;&quot;&quot;,&quot;&quot;&quot;&amp;ROUND([.B130];0)&amp;&quot;&quot;&quot;,&quot;&quot;&quot;&amp;[.C130]&amp;&quot;&quot;&quot;,&quot;&quot;&quot;&amp;[.D130]&amp;&quot;&quot;&quot;&quot;" office:value-type="string" office:string-value="&quot;T2s&quot;,&quot;1&quot;,&quot;124&quot;,&quot;&quot;" calcext:value-type="string">
            <text:p>"T2s","1","12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42o</text:p>
          </table:table-cell>
          <table:table-cell office:value-type="float" office:value="0.4" calcext:value-type="float">
            <text:p>0.4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&quot;&quot;&quot;&quot;&amp;[.A131]&amp;&quot;&quot;&quot;,&quot;&quot;&quot;&amp;ROUND([.B131];0)&amp;&quot;&quot;&quot;,&quot;&quot;&quot;&amp;[.C131]&amp;&quot;&quot;&quot;,&quot;&quot;&quot;&amp;[.D131]&amp;&quot;&quot;&quot;&quot;" office:value-type="string" office:string-value="&quot;42o&quot;,&quot;0&quot;,&quot;150&quot;,&quot;&quot;" calcext:value-type="string">
            <text:p>"42o","0","15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54o</text:p>
          </table:table-cell>
          <table:table-cell office:value-type="float" office:value="0.4" calcext:value-type="float">
            <text:p>0.40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&quot;&quot;&quot;&quot;&amp;[.A132]&amp;&quot;&quot;&quot;,&quot;&quot;&quot;&amp;ROUND([.B132];0)&amp;&quot;&quot;&quot;,&quot;&quot;&quot;&amp;[.C132]&amp;&quot;&quot;&quot;,&quot;&quot;&quot;&amp;[.D132]&amp;&quot;&quot;&quot;&quot;" office:value-type="string" office:string-value="&quot;54o&quot;,&quot;0&quot;,&quot;149&quot;,&quot;&quot;" calcext:value-type="string">
            <text:p>"54o","0","14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72o</text:p>
          </table:table-cell>
          <table:table-cell office:value-type="float" office:value="0.4" calcext:value-type="float">
            <text:p>0.40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&quot;&quot;&quot;&quot;&amp;[.A133]&amp;&quot;&quot;&quot;,&quot;&quot;&quot;&amp;ROUND([.B133];0)&amp;&quot;&quot;&quot;,&quot;&quot;&quot;&amp;[.C133]&amp;&quot;&quot;&quot;,&quot;&quot;&quot;&amp;[.D133]&amp;&quot;&quot;&quot;&quot;" office:value-type="string" office:string-value="&quot;72o&quot;,&quot;0&quot;,&quot;139&quot;,&quot;&quot;" calcext:value-type="string">
            <text:p>"72o","0","13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73o</text:p>
          </table:table-cell>
          <table:table-cell office:value-type="float" office:value="0.4" calcext:value-type="float">
            <text:p>0.40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&quot;&quot;&quot;&quot;&amp;[.A134]&amp;&quot;&quot;&quot;,&quot;&quot;&quot;&amp;ROUND([.B134];0)&amp;&quot;&quot;&quot;,&quot;&quot;&quot;&amp;[.C134]&amp;&quot;&quot;&quot;,&quot;&quot;&quot;&amp;[.D134]&amp;&quot;&quot;&quot;&quot;" office:value-type="string" office:string-value="&quot;73o&quot;,&quot;0&quot;,&quot;148&quot;,&quot;&quot;" calcext:value-type="string">
            <text:p>"73o","0","14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74o</text:p>
          </table:table-cell>
          <table:table-cell office:value-type="float" office:value="0.4" calcext:value-type="float">
            <text:p>0.4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&quot;&quot;&quot;&quot;&amp;[.A135]&amp;&quot;&quot;&quot;,&quot;&quot;&quot;&amp;ROUND([.B135];0)&amp;&quot;&quot;&quot;,&quot;&quot;&quot;&amp;[.C135]&amp;&quot;&quot;&quot;,&quot;&quot;&quot;&amp;[.D135]&amp;&quot;&quot;&quot;&quot;" office:value-type="string" office:string-value="&quot;74o&quot;,&quot;0&quot;,&quot;138&quot;,&quot;&quot;" calcext:value-type="string">
            <text:p>"74o","0","13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3o</text:p>
          </table:table-cell>
          <table:table-cell office:value-type="float" office:value="0.4" calcext:value-type="float">
            <text:p>0.40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&quot;&quot;&quot;&quot;&amp;[.A136]&amp;&quot;&quot;&quot;,&quot;&quot;&quot;&amp;ROUND([.B136];0)&amp;&quot;&quot;&quot;,&quot;&quot;&quot;&amp;[.C136]&amp;&quot;&quot;&quot;,&quot;&quot;&quot;&amp;[.D136]&amp;&quot;&quot;&quot;&quot;" office:value-type="string" office:string-value="&quot;83o&quot;,&quot;0&quot;,&quot;147&quot;,&quot;&quot;" calcext:value-type="string">
            <text:p>"83o","0","14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3s</text:p>
          </table:table-cell>
          <table:table-cell office:value-type="float" office:value="0.4" calcext:value-type="float">
            <text:p>0.40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&quot;&quot;&quot;&quot;&amp;[.A137]&amp;&quot;&quot;&quot;,&quot;&quot;&quot;&amp;ROUND([.B137];0)&amp;&quot;&quot;&quot;,&quot;&quot;&quot;&amp;[.C137]&amp;&quot;&quot;&quot;,&quot;&quot;&quot;&amp;[.D137]&amp;&quot;&quot;&quot;&quot;" office:value-type="string" office:string-value="&quot;83s&quot;,&quot;0&quot;,&quot;146&quot;,&quot;&quot;" calcext:value-type="string">
            <text:p>"83s","0","14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4o</text:p>
          </table:table-cell>
          <table:table-cell office:value-type="float" office:value="0.4" calcext:value-type="float">
            <text:p>0.40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&quot;&quot;&quot;&quot;&amp;[.A138]&amp;&quot;&quot;&quot;,&quot;&quot;&quot;&amp;ROUND([.B138];0)&amp;&quot;&quot;&quot;,&quot;&quot;&quot;&amp;[.C138]&amp;&quot;&quot;&quot;,&quot;&quot;&quot;&amp;[.D138]&amp;&quot;&quot;&quot;&quot;" office:value-type="string" office:string-value="&quot;84o&quot;,&quot;0&quot;,&quot;137&quot;,&quot;&quot;" calcext:value-type="string">
            <text:p>"84o","0","13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2o</text:p>
          </table:table-cell>
          <table:table-cell office:value-type="float" office:value="0.4" calcext:value-type="float">
            <text:p>0.40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&quot;&quot;&quot;&quot;&amp;[.A139]&amp;&quot;&quot;&quot;,&quot;&quot;&quot;&amp;ROUND([.B139];0)&amp;&quot;&quot;&quot;,&quot;&quot;&quot;&amp;[.C139]&amp;&quot;&quot;&quot;,&quot;&quot;&quot;&amp;[.D139]&amp;&quot;&quot;&quot;&quot;" office:value-type="string" office:string-value="&quot;92o&quot;,&quot;0&quot;,&quot;136&quot;,&quot;&quot;" calcext:value-type="string">
            <text:p>"92o","0","13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2s</text:p>
          </table:table-cell>
          <table:table-cell office:value-type="float" office:value="0.4" calcext:value-type="float">
            <text:p>0.40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&quot;&quot;&quot;&quot;&amp;[.A140]&amp;&quot;&quot;&quot;,&quot;&quot;&quot;&amp;ROUND([.B140];0)&amp;&quot;&quot;&quot;,&quot;&quot;&quot;&amp;[.C140]&amp;&quot;&quot;&quot;,&quot;&quot;&quot;&amp;[.D140]&amp;&quot;&quot;&quot;&quot;" office:value-type="string" office:string-value="&quot;92s&quot;,&quot;0&quot;,&quot;143&quot;,&quot;&quot;" calcext:value-type="string">
            <text:p>"92s","0","14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3o</text:p>
          </table:table-cell>
          <table:table-cell office:value-type="float" office:value="0.4" calcext:value-type="float">
            <text:p>0.40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&quot;&quot;&quot;&quot;&amp;[.A141]&amp;&quot;&quot;&quot;,&quot;&quot;&quot;&amp;ROUND([.B141];0)&amp;&quot;&quot;&quot;,&quot;&quot;&quot;&amp;[.C141]&amp;&quot;&quot;&quot;,&quot;&quot;&quot;&amp;[.D141]&amp;&quot;&quot;&quot;&quot;" office:value-type="string" office:string-value="&quot;93o&quot;,&quot;0&quot;,&quot;145&quot;,&quot;&quot;" calcext:value-type="string">
            <text:p>"93o","0","14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5o</text:p>
          </table:table-cell>
          <table:table-cell office:value-type="float" office:value="0.4" calcext:value-type="float">
            <text:p>0.40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&quot;&quot;&quot;&quot;&amp;[.A142]&amp;&quot;&quot;&quot;,&quot;&quot;&quot;&amp;ROUND([.B142];0)&amp;&quot;&quot;&quot;,&quot;&quot;&quot;&amp;[.C142]&amp;&quot;&quot;&quot;,&quot;&quot;&quot;&amp;[.D142]&amp;&quot;&quot;&quot;&quot;" office:value-type="string" office:string-value="&quot;95o&quot;,&quot;0&quot;,&quot;144&quot;,&quot;&quot;" calcext:value-type="string">
            <text:p>"95o","0","14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3o</text:p>
          </table:table-cell>
          <table:table-cell office:value-type="float" office:value="0.4" calcext:value-type="float">
            <text:p>0.40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&quot;&quot;&quot;&quot;&amp;[.A143]&amp;&quot;&quot;&quot;,&quot;&quot;&quot;&amp;ROUND([.B143];0)&amp;&quot;&quot;&quot;,&quot;&quot;&quot;&amp;[.C143]&amp;&quot;&quot;&quot;,&quot;&quot;&quot;&amp;[.D143]&amp;&quot;&quot;&quot;&quot;" office:value-type="string" office:string-value="&quot;J3o&quot;,&quot;0&quot;,&quot;141&quot;,&quot;&quot;" calcext:value-type="string">
            <text:p>"J3o","0","14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5o</text:p>
          </table:table-cell>
          <table:table-cell office:value-type="float" office:value="0.4" calcext:value-type="float">
            <text:p>0.4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&quot;&quot;&quot;&quot;&amp;[.A144]&amp;&quot;&quot;&quot;,&quot;&quot;&quot;&amp;ROUND([.B144];0)&amp;&quot;&quot;&quot;,&quot;&quot;&quot;&amp;[.C144]&amp;&quot;&quot;&quot;,&quot;&quot;&quot;&amp;[.D144]&amp;&quot;&quot;&quot;&quot;" office:value-type="string" office:string-value="&quot;J5o&quot;,&quot;0&quot;,&quot;140&quot;,&quot;&quot;" calcext:value-type="string">
            <text:p>"J5o","0","14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J7o</text:p>
          </table:table-cell>
          <table:table-cell office:value-type="float" office:value="0.4" calcext:value-type="float">
            <text:p>0.40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&quot;&quot;&quot;&quot;&amp;[.A145]&amp;&quot;&quot;&quot;,&quot;&quot;&quot;&amp;ROUND([.B145];0)&amp;&quot;&quot;&quot;,&quot;&quot;&quot;&amp;[.C145]&amp;&quot;&quot;&quot;,&quot;&quot;&quot;&amp;[.D145]&amp;&quot;&quot;&quot;&quot;" office:value-type="string" office:string-value="&quot;J7o&quot;,&quot;0&quot;,&quot;132&quot;,&quot;&quot;" calcext:value-type="string">
            <text:p>"J7o","0","13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3o</text:p>
          </table:table-cell>
          <table:table-cell office:value-type="float" office:value="0.4" calcext:value-type="float">
            <text:p>0.40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&quot;&quot;&quot;&quot;&amp;[.A146]&amp;&quot;&quot;&quot;,&quot;&quot;&quot;&amp;ROUND([.B146];0)&amp;&quot;&quot;&quot;,&quot;&quot;&quot;&amp;[.C146]&amp;&quot;&quot;&quot;,&quot;&quot;&quot;&amp;[.D146]&amp;&quot;&quot;&quot;&quot;" office:value-type="string" office:string-value="&quot;Q3o&quot;,&quot;0&quot;,&quot;131&quot;,&quot;&quot;" calcext:value-type="string">
            <text:p>"Q3o","0","13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3o</text:p>
          </table:table-cell>
          <table:table-cell office:value-type="float" office:value="0.4" calcext:value-type="float">
            <text:p>0.4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&quot;&quot;&quot;&quot;&amp;[.A147]&amp;&quot;&quot;&quot;,&quot;&quot;&quot;&amp;ROUND([.B147];0)&amp;&quot;&quot;&quot;,&quot;&quot;&quot;&amp;[.C147]&amp;&quot;&quot;&quot;,&quot;&quot;&quot;&amp;[.D147]&amp;&quot;&quot;&quot;&quot;" office:value-type="string" office:string-value="&quot;T3o&quot;,&quot;0&quot;,&quot;135&quot;,&quot;&quot;" calcext:value-type="string">
            <text:p>"T3o","0","13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4o</text:p>
          </table:table-cell>
          <table:table-cell office:value-type="float" office:value="0.4" calcext:value-type="float">
            <text:p>0.40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&quot;&quot;&quot;&quot;&amp;[.A148]&amp;&quot;&quot;&quot;,&quot;&quot;&quot;&amp;ROUND([.B148];0)&amp;&quot;&quot;&quot;,&quot;&quot;&quot;&amp;[.C148]&amp;&quot;&quot;&quot;,&quot;&quot;&quot;&amp;[.D148]&amp;&quot;&quot;&quot;&quot;" office:value-type="string" office:string-value="&quot;T4o&quot;,&quot;0&quot;,&quot;142&quot;,&quot;&quot;" calcext:value-type="string">
            <text:p>"T4o","0","14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5o</text:p>
          </table:table-cell>
          <table:table-cell office:value-type="float" office:value="0.4" calcext:value-type="float">
            <text:p>0.4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&quot;&quot;&quot;&quot;&amp;[.A149]&amp;&quot;&quot;&quot;,&quot;&quot;&quot;&amp;ROUND([.B149];0)&amp;&quot;&quot;&quot;,&quot;&quot;&quot;&amp;[.C149]&amp;&quot;&quot;&quot;,&quot;&quot;&quot;&amp;[.D149]&amp;&quot;&quot;&quot;&quot;" office:value-type="string" office:string-value="&quot;T5o&quot;,&quot;0&quot;,&quot;134&quot;,&quot;&quot;" calcext:value-type="string">
            <text:p>"T5o","0","13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7o</text:p>
          </table:table-cell>
          <table:table-cell office:value-type="float" office:value="0.4" calcext:value-type="float">
            <text:p>0.40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&quot;&quot;&quot;&quot;&amp;[.A150]&amp;&quot;&quot;&quot;,&quot;&quot;&quot;&amp;ROUND([.B150];0)&amp;&quot;&quot;&quot;,&quot;&quot;&quot;&amp;[.C150]&amp;&quot;&quot;&quot;,&quot;&quot;&quot;&amp;[.D150]&amp;&quot;&quot;&quot;&quot;" office:value-type="string" office:string-value="&quot;T7o&quot;,&quot;0&quot;,&quot;133&quot;,&quot;&quot;" calcext:value-type="string">
            <text:p>"T7o","0","13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32o</text:p>
          </table:table-cell>
          <table:table-cell office:value-type="float" office:value="0.3" calcext:value-type="float">
            <text:p>0.30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&quot;&quot;&quot;&quot;&amp;[.A151]&amp;&quot;&quot;&quot;,&quot;&quot;&quot;&amp;ROUND([.B151];0)&amp;&quot;&quot;&quot;,&quot;&quot;&quot;&amp;[.C151]&amp;&quot;&quot;&quot;,&quot;&quot;&quot;&amp;[.D151]&amp;&quot;&quot;&quot;&quot;" office:value-type="string" office:string-value="&quot;32o&quot;,&quot;0&quot;,&quot;166&quot;,&quot;&quot;" calcext:value-type="string">
            <text:p>"32o","0","16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43o</text:p>
          </table:table-cell>
          <table:table-cell office:value-type="float" office:value="0.3" calcext:value-type="float">
            <text:p>0.30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&quot;&quot;&quot;&quot;&amp;[.A152]&amp;&quot;&quot;&quot;,&quot;&quot;&quot;&amp;ROUND([.B152];0)&amp;&quot;&quot;&quot;,&quot;&quot;&quot;&amp;[.C152]&amp;&quot;&quot;&quot;,&quot;&quot;&quot;&amp;[.D152]&amp;&quot;&quot;&quot;&quot;" office:value-type="string" office:string-value="&quot;43o&quot;,&quot;0&quot;,&quot;161&quot;,&quot;&quot;" calcext:value-type="string">
            <text:p>"43o","0","16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52o</text:p>
          </table:table-cell>
          <table:table-cell office:value-type="float" office:value="0.3" calcext:value-type="float">
            <text:p>0.3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&quot;&quot;&quot;&quot;&amp;[.A153]&amp;&quot;&quot;&quot;,&quot;&quot;&quot;&amp;ROUND([.B153];0)&amp;&quot;&quot;&quot;,&quot;&quot;&quot;&amp;[.C153]&amp;&quot;&quot;&quot;,&quot;&quot;&quot;&amp;[.D153]&amp;&quot;&quot;&quot;&quot;" office:value-type="string" office:string-value="&quot;52o&quot;,&quot;0&quot;,&quot;160&quot;,&quot;&quot;" calcext:value-type="string">
            <text:p>"52o","0","160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53o</text:p>
          </table:table-cell>
          <table:table-cell office:value-type="float" office:value="0.3" calcext:value-type="float">
            <text:p>0.3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&quot;&quot;&quot;&quot;&amp;[.A154]&amp;&quot;&quot;&quot;,&quot;&quot;&quot;&amp;ROUND([.B154];0)&amp;&quot;&quot;&quot;,&quot;&quot;&quot;&amp;[.C154]&amp;&quot;&quot;&quot;,&quot;&quot;&quot;&amp;[.D154]&amp;&quot;&quot;&quot;&quot;" office:value-type="string" office:string-value="&quot;53o&quot;,&quot;0&quot;,&quot;165&quot;,&quot;&quot;" calcext:value-type="string">
            <text:p>"53o","0","16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62s</text:p>
          </table:table-cell>
          <table:table-cell office:value-type="float" office:value="0.3" calcext:value-type="float">
            <text:p>0.30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&quot;&quot;&quot;&quot;&amp;[.A155]&amp;&quot;&quot;&quot;,&quot;&quot;&quot;&amp;ROUND([.B155];0)&amp;&quot;&quot;&quot;,&quot;&quot;&quot;&amp;[.C155]&amp;&quot;&quot;&quot;,&quot;&quot;&quot;&amp;[.D155]&amp;&quot;&quot;&quot;&quot;" office:value-type="string" office:string-value="&quot;62s&quot;,&quot;0&quot;,&quot;159&quot;,&quot;&quot;" calcext:value-type="string">
            <text:p>"62s","0","15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65o</text:p>
          </table:table-cell>
          <table:table-cell office:value-type="float" office:value="0.3" calcext:value-type="float">
            <text:p>0.30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&quot;&quot;&quot;&quot;&amp;[.A156]&amp;&quot;&quot;&quot;,&quot;&quot;&quot;&amp;ROUND([.B156];0)&amp;&quot;&quot;&quot;,&quot;&quot;&quot;&amp;[.C156]&amp;&quot;&quot;&quot;,&quot;&quot;&quot;&amp;[.D156]&amp;&quot;&quot;&quot;&quot;" office:value-type="string" office:string-value="&quot;65o&quot;,&quot;0&quot;,&quot;164&quot;,&quot;&quot;" calcext:value-type="string">
            <text:p>"65o","0","16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72s</text:p>
          </table:table-cell>
          <table:table-cell office:value-type="float" office:value="0.3" calcext:value-type="float">
            <text:p>0.30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&quot;&quot;&quot;&quot;&amp;[.A157]&amp;&quot;&quot;&quot;,&quot;&quot;&quot;&amp;ROUND([.B157];0)&amp;&quot;&quot;&quot;,&quot;&quot;&quot;&amp;[.C157]&amp;&quot;&quot;&quot;,&quot;&quot;&quot;&amp;[.D157]&amp;&quot;&quot;&quot;&quot;" office:value-type="string" office:string-value="&quot;72s&quot;,&quot;0&quot;,&quot;157&quot;,&quot;&quot;" calcext:value-type="string">
            <text:p>"72s","0","157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75o</text:p>
          </table:table-cell>
          <table:table-cell office:value-type="float" office:value="0.3" calcext:value-type="float">
            <text:p>0.3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&quot;&quot;&quot;&quot;&amp;[.A158]&amp;&quot;&quot;&quot;,&quot;&quot;&quot;&amp;ROUND([.B158];0)&amp;&quot;&quot;&quot;,&quot;&quot;&quot;&amp;[.C158]&amp;&quot;&quot;&quot;,&quot;&quot;&quot;&amp;[.D158]&amp;&quot;&quot;&quot;&quot;" office:value-type="string" office:string-value="&quot;75o&quot;,&quot;0&quot;,&quot;158&quot;,&quot;&quot;" calcext:value-type="string">
            <text:p>"75o","0","15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2o</text:p>
          </table:table-cell>
          <table:table-cell office:value-type="float" office:value="0.3" calcext:value-type="float">
            <text:p>0.30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&quot;&quot;&quot;&quot;&amp;[.A159]&amp;&quot;&quot;&quot;,&quot;&quot;&quot;&amp;ROUND([.B159];0)&amp;&quot;&quot;&quot;,&quot;&quot;&quot;&amp;[.C159]&amp;&quot;&quot;&quot;,&quot;&quot;&quot;&amp;[.D159]&amp;&quot;&quot;&quot;&quot;" office:value-type="string" office:string-value="&quot;82o&quot;,&quot;0&quot;,&quot;156&quot;,&quot;&quot;" calcext:value-type="string">
            <text:p>"82o","0","156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2s</text:p>
          </table:table-cell>
          <table:table-cell office:value-type="float" office:value="0.3" calcext:value-type="float">
            <text:p>0.30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&quot;&quot;&quot;&quot;&amp;[.A160]&amp;&quot;&quot;&quot;,&quot;&quot;&quot;&amp;ROUND([.B160];0)&amp;&quot;&quot;&quot;,&quot;&quot;&quot;&amp;[.C160]&amp;&quot;&quot;&quot;,&quot;&quot;&quot;&amp;[.D160]&amp;&quot;&quot;&quot;&quot;" office:value-type="string" office:string-value="&quot;82s&quot;,&quot;0&quot;,&quot;163&quot;,&quot;&quot;" calcext:value-type="string">
            <text:p>"82s","0","16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86o</text:p>
          </table:table-cell>
          <table:table-cell office:value-type="float" office:value="0.3" calcext:value-type="float">
            <text:p>0.30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&quot;&quot;&quot;&quot;&amp;[.A161]&amp;&quot;&quot;&quot;,&quot;&quot;&quot;&amp;ROUND([.B161];0)&amp;&quot;&quot;&quot;,&quot;&quot;&quot;&amp;[.C161]&amp;&quot;&quot;&quot;,&quot;&quot;&quot;&amp;[.D161]&amp;&quot;&quot;&quot;&quot;" office:value-type="string" office:string-value="&quot;86o&quot;,&quot;0&quot;,&quot;155&quot;,&quot;&quot;" calcext:value-type="string">
            <text:p>"86o","0","155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3s</text:p>
          </table:table-cell>
          <table:table-cell office:value-type="float" office:value="0.3" calcext:value-type="float">
            <text:p>0.30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&quot;&quot;&quot;&quot;&amp;[.A162]&amp;&quot;&quot;&quot;,&quot;&quot;&quot;&amp;ROUND([.B162];0)&amp;&quot;&quot;&quot;,&quot;&quot;&quot;&amp;[.C162]&amp;&quot;&quot;&quot;,&quot;&quot;&quot;&amp;[.D162]&amp;&quot;&quot;&quot;&quot;" office:value-type="string" office:string-value="&quot;93s&quot;,&quot;0&quot;,&quot;153&quot;,&quot;&quot;" calcext:value-type="string">
            <text:p>"93s","0","153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94o</text:p>
          </table:table-cell>
          <table:table-cell office:value-type="float" office:value="0.3" calcext:value-type="float">
            <text:p>0.30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&quot;&quot;&quot;&quot;&amp;[.A163]&amp;&quot;&quot;&quot;,&quot;&quot;&quot;&amp;ROUND([.B163];0)&amp;&quot;&quot;&quot;,&quot;&quot;&quot;&amp;[.C163]&amp;&quot;&quot;&quot;,&quot;&quot;&quot;&amp;[.D163]&amp;&quot;&quot;&quot;&quot;" office:value-type="string" office:string-value="&quot;94o&quot;,&quot;0&quot;,&quot;154&quot;,&quot;&quot;" calcext:value-type="string">
            <text:p>"94o","0","154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Q2o</text:p>
          </table:table-cell>
          <table:table-cell office:value-type="float" office:value="0.3" calcext:value-type="float">
            <text:p>0.30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&quot;&quot;&quot;&quot;&amp;[.A164]&amp;&quot;&quot;&quot;,&quot;&quot;&quot;&amp;ROUND([.B164];0)&amp;&quot;&quot;&quot;,&quot;&quot;&quot;&amp;[.C164]&amp;&quot;&quot;&quot;,&quot;&quot;&quot;&amp;[.D164]&amp;&quot;&quot;&quot;&quot;" office:value-type="string" office:string-value="&quot;Q2o&quot;,&quot;0&quot;,&quot;151&quot;,&quot;&quot;" calcext:value-type="string">
            <text:p>"Q2o","0","151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2o</text:p>
          </table:table-cell>
          <table:table-cell office:value-type="float" office:value="0.3" calcext:value-type="float">
            <text:p>0.30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&quot;&quot;&quot;&quot;&amp;[.A165]&amp;&quot;&quot;&quot;,&quot;&quot;&quot;&amp;ROUND([.B165];0)&amp;&quot;&quot;&quot;,&quot;&quot;&quot;&amp;[.C165]&amp;&quot;&quot;&quot;,&quot;&quot;&quot;&amp;[.D165]&amp;&quot;&quot;&quot;&quot;" office:value-type="string" office:string-value="&quot;T2o&quot;,&quot;0&quot;,&quot;162&quot;,&quot;&quot;" calcext:value-type="string">
            <text:p>"T2o","0","16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T6o</text:p>
          </table:table-cell>
          <table:table-cell office:value-type="float" office:value="0.3" calcext:value-type="float">
            <text:p>0.3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&quot;&quot;&quot;&quot;&amp;[.A166]&amp;&quot;&quot;&quot;,&quot;&quot;&quot;&amp;ROUND([.B166];0)&amp;&quot;&quot;&quot;,&quot;&quot;&quot;&amp;[.C166]&amp;&quot;&quot;&quot;,&quot;&quot;&quot;&amp;[.D166]&amp;&quot;&quot;&quot;&quot;" office:value-type="string" office:string-value="&quot;T6o&quot;,&quot;0&quot;,&quot;152&quot;,&quot;&quot;" calcext:value-type="string">
            <text:p>"T6o","0","152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62o</text:p>
          </table:table-cell>
          <table:table-cell office:value-type="float" office:value="0.2" calcext:value-type="float">
            <text:p>0.20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&quot;&quot;&quot;&quot;&amp;[.A167]&amp;&quot;&quot;&quot;,&quot;&quot;&quot;&amp;ROUND([.B167];0)&amp;&quot;&quot;&quot;,&quot;&quot;&quot;&amp;[.C167]&amp;&quot;&quot;&quot;,&quot;&quot;&quot;&amp;[.D167]&amp;&quot;&quot;&quot;&quot;" office:value-type="string" office:string-value="&quot;62o&quot;,&quot;0&quot;,&quot;169&quot;,&quot;&quot;" calcext:value-type="string">
            <text:p>"62o","0","169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63o</text:p>
          </table:table-cell>
          <table:table-cell office:value-type="float" office:value="0.2" calcext:value-type="float">
            <text:p>0.20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&quot;&quot;&quot;&quot;&amp;[.A168]&amp;&quot;&quot;&quot;,&quot;&quot;&quot;&amp;ROUND([.B168];0)&amp;&quot;&quot;&quot;,&quot;&quot;&quot;&amp;[.C168]&amp;&quot;&quot;&quot;,&quot;&quot;&quot;&amp;[.D168]&amp;&quot;&quot;&quot;&quot;" office:value-type="string" office:string-value="&quot;63o&quot;,&quot;0&quot;,&quot;168&quot;,&quot;&quot;" calcext:value-type="string">
            <text:p>"63o","0","168",""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64o</text:p>
          </table:table-cell>
          <table:table-cell office:value-type="float" office:value="0.2" calcext:value-type="float">
            <text:p>0.20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&quot;&quot;&quot;&quot;&amp;[.A169]&amp;&quot;&quot;&quot;,&quot;&quot;&quot;&amp;ROUND([.B169];0)&amp;&quot;&quot;&quot;,&quot;&quot;&quot;&amp;[.C169]&amp;&quot;&quot;&quot;,&quot;&quot;&quot;&amp;[.D169]&amp;&quot;&quot;&quot;&quot;" office:value-type="string" office:string-value="&quot;64o&quot;,&quot;0&quot;,&quot;167&quot;,&quot;&quot;" calcext:value-type="string">
            <text:p>"64o","0","167",""</text:p>
          </table:table-cell>
          <table:table-cell table:number-columns-repeated="16294"/>
        </table:table-row>
        <table:table-row table:style-name="ro1" table:number-rows-repeated="331">
          <table:table-cell table:number-columns-repeated="16299"/>
        </table:table-row>
        <table:table-row table:style-name="ro1" table:number-rows-repeated="144">
          <table:table-cell table:number-columns-repeated="16280"/>
          <table:table-cell table:style-name="Default" table:number-columns-repeated="19"/>
        </table:table-row>
        <table:table-row table:style-name="ro1" table:number-rows-repeated="1047661">
          <table:table-cell table:number-columns-repeated="16299"/>
        </table:table-row>
        <table:table-row table:style-name="ro2" table:number-rows-repeated="270">
          <table:table-cell table:number-columns-repeated="16299"/>
        </table:table-row>
        <table:table-row table:style-name="ro2">
          <table:table-cell table:number-columns-repeated="16299"/>
        </table:table-row>
      </table:table>
      <table:named-expressions/>
      <table:database-ranges>
        <table:database-range table:name="__Anonymous_Sheet_DB__0" table:target-range-address="cards.A1:cards.XFD104857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Roboto" svg:font-family="Roboto" style:font-adornments="Bold" style:font-pitch="variable"/>
    <style:font-face style:name="Roboto1" svg:font-family="Roboto" style:font-adornments="Regular" style:font-pitch="variable"/>
    <style:font-face style:name="Roboto2" svg:font-family="Roboto" style:font-pitch="variable"/>
    <style:font-face style:name="Roboto3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3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number:currency-style style:name="N117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20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number:min-decimal-places="1"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Roboto1" fo:font-family="Roboto" style:font-style-name="Regular" style:font-pitch="variable" fo:font-size="12pt" fo:language="en" fo:country="GB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Roboto" fo:font-family="Roboto" style:font-style-name="Bold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00-00-00</text:date>, <text:time style:data-style-name="N2" text:time-value="14:23:05.194811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7T12:37:33.921440448</meta:creation-date>
    <dc:title>xenqos-calc</dc:title>
    <meta:editing-duration>PT6H28M25S</meta:editing-duration>
    <meta:editing-cycles>78</meta:editing-cycles>
    <meta:generator>LibreOffice/25.2.3.2$Linux_X86_64 LibreOffice_project/520$Build-2</meta:generator>
    <dc:date>2025-07-06T14:25:59.278922796</dc:date>
    <meta:document-statistic meta:table-count="1" meta:cell-count="699" meta:object-count="0"/>
    <meta:template xlink:type="simple" xlink:actuate="onRequest" xlink:title="xenqos-calc" xlink:href="../../../../.config/libreoffice/4/user/template/xenqos-calc.ots" meta:date="2025-01-17T12:37:32.659184210"/>
  </office:meta>
</office:document-meta>
</file>